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octet-stream"/>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roid Sans" svg:font-family="Droid Sans"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Droid Sans Fallback" svg:font-family="Droid Sans Fallback" style:font-family-generic="system" style:font-pitch="variable"/>
    <style:font-face style:name="Courier, 'Courier New'" svg:font-family="Courier, 'Courier New'" style:font-family-generic="modern"/>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Pré-textoIdentificaçãodoCurso" style:master-page-name="MP0" style:family="paragraph">
      <style:paragraph-properties fo:break-before="page"/>
    </style:style>
    <style:style style:name="P2" style:parent-style-name="Pré-textoTítulodoTrabalho" style:family="paragraph">
      <style:text-properties fo:color="#FF0000" fo:language="en" fo:country="US"/>
    </style:style>
    <style:style style:name="P3" style:parent-style-name="Pré-textoTextodaCapa" style:family="paragraph">
      <style:text-properties fo:language="en" fo:country="US"/>
    </style:style>
    <style:style style:name="P4" style:parent-style-name="Pré-textoTextodaCapa" style:family="paragraph">
      <style:text-properties fo:language="en" fo:country="US"/>
    </style:style>
    <style:style style:name="T5" style:parent-style-name="Fonteparág.padrão" style:family="text">
      <style:text-properties fo:color="#000000"/>
    </style:style>
    <style:style style:name="T6" style:parent-style-name="Fonteparág.padrão" style:family="text">
      <style:text-properties fo:color="#FF0000"/>
    </style:style>
    <style:style style:name="P7" style:parent-style-name="Pré-textoTextodaCapa" style:family="paragraph">
      <style:text-properties fo:color="#FF0000"/>
    </style:style>
    <style:style style:name="P8" style:parent-style-name="Pré-textoTextodaCapa" style:family="paragraph">
      <style:text-properties fo:color="#FF0000"/>
    </style:style>
    <style:style style:name="T9" style:parent-style-name="Fonteparág.padrão" style:family="text">
      <style:text-properties fo:color="#FF0000"/>
    </style:style>
    <style:style style:name="P10" style:parent-style-name="Pré-textoTextodaCapa" style:family="paragraph">
      <style:text-properties fo:color="#FF0000"/>
    </style:style>
    <style:style style:name="T11" style:parent-style-name="Fonteparág.padrão" style:family="text">
      <style:text-properties fo:color="#FF0000"/>
    </style:style>
    <style:style style:name="T12" style:parent-style-name="Fonteparág.padrão" style:family="text">
      <style:text-properties fo:color="#FF0000"/>
    </style:style>
    <style:style style:name="T13" style:parent-style-name="Fonteparág.padrão" style:family="text">
      <style:text-properties fo:color="#FF0000"/>
    </style:style>
    <style:style style:name="P14" style:parent-style-name="Pré-textoIdentificaçãodoCurso" style:master-page-name="MP1" style:family="paragraph">
      <style:paragraph-properties fo:break-before="page"/>
    </style:style>
    <style:style style:name="P15" style:parent-style-name="Pré-textoTítulodoTrabalho" style:family="paragraph">
      <style:text-properties fo:color="#FF0000" fo:language="en" fo:country="US"/>
    </style:style>
    <style:style style:name="P16" style:parent-style-name="Pré-textoTextodaCapa" style:family="paragraph">
      <style:text-properties fo:language="en" fo:country="US"/>
    </style:style>
    <style:style style:name="P17" style:parent-style-name="Pré-textoTextodaCapa" style:family="paragraph">
      <style:text-properties fo:language="en" fo:country="US"/>
    </style:style>
    <style:style style:name="T18" style:parent-style-name="Fonteparág.padrão" style:family="text">
      <style:text-properties fo:color="#000000"/>
    </style:style>
    <style:style style:name="T19" style:parent-style-name="Fonteparág.padrão" style:family="text">
      <style:text-properties fo:color="#FF0000"/>
    </style:style>
    <style:style style:name="P20" style:parent-style-name="Pré-textoTextodaCapa" style:family="paragraph">
      <style:text-properties fo:color="#FF0000"/>
    </style:style>
    <style:style style:name="P21" style:parent-style-name="Pré-textoTextodaCapa" style:family="paragraph">
      <style:text-properties fo:color="#FF0000"/>
    </style:style>
    <style:style style:name="P22" style:parent-style-name="Pré-textoTextodeApresentação" style:family="paragraph">
      <style:paragraph-properties fo:text-align="start" fo:text-indent="0in"/>
      <style:text-properties fo:font-size="12pt" style:font-size-asian="12pt"/>
    </style:style>
    <style:style style:name="P23" style:parent-style-name="Pré-textoTextodeApresentação" style:family="paragraph">
      <style:paragraph-properties fo:text-indent="0in"/>
    </style:style>
    <style:style style:name="T24" style:parent-style-name="Fonteparág.padrão" style:family="text">
      <style:text-properties fo:font-size="12pt" style:font-size-asian="12pt"/>
    </style:style>
    <style:style style:name="T25" style:parent-style-name="Fonteparág.padrão" style:family="text">
      <style:text-properties fo:color="#FF0000" fo:font-size="12pt" style:font-size-asian="12pt"/>
    </style:style>
    <style:style style:name="T26" style:parent-style-name="Fonteparág.padrão" style:family="text">
      <style:text-properties fo:font-size="12pt" style:font-size-asian="12pt"/>
    </style:style>
    <style:style style:name="T27" style:parent-style-name="Fonteparág.padrão" style:family="text">
      <style:text-properties fo:color="#FF0000" fo:font-size="12pt" style:font-size-asian="12pt"/>
    </style:style>
    <style:style style:name="T28" style:parent-style-name="Fonteparág.padrão" style:family="text">
      <style:text-properties fo:color="#FF0000"/>
    </style:style>
    <style:style style:name="T29" style:parent-style-name="Fonteparág.padrão" style:family="text">
      <style:text-properties fo:color="#FF0000"/>
    </style:style>
    <style:style style:name="P30" style:parent-style-name="Contents1" style:family="paragraph">
      <style:paragraph-properties>
        <style:tab-stops>
          <style:tab-stop style:type="right" style:leader-style="dotted" style:leader-text="." style:position="0.25in"/>
          <style:tab-stop style:type="left" style:position="0.8333in"/>
          <style:tab-stop style:type="right" style:leader-style="dotted" style:leader-text="." style:position="6.6923in"/>
        </style:tab-stops>
      </style:paragraph-properties>
    </style:style>
    <style:style style:name="P31" style:parent-style-name="Contents2" style:family="paragraph">
      <style:paragraph-properties>
        <style:tab-stops>
          <style:tab-stop style:type="right" style:leader-style="dotted" style:leader-text="." style:position="0.375in"/>
          <style:tab-stop style:type="left" style:position="0.8333in"/>
          <style:tab-stop style:type="right" style:leader-style="dotted" style:leader-text="." style:position="6.6923in"/>
        </style:tab-stops>
      </style:paragraph-properties>
    </style:style>
    <style:style style:name="P32" style:parent-style-name="Contents3" style:family="paragraph">
      <style:paragraph-properties>
        <style:tab-stops>
          <style:tab-stop style:type="right" style:leader-style="dotted" style:leader-text="." style:position="0.5in"/>
          <style:tab-stop style:type="right" style:leader-style="dotted" style:leader-text="." style:position="6.6923in"/>
        </style:tab-stops>
      </style:paragraph-properties>
    </style:style>
    <style:style style:name="P33" style:parent-style-name="Contents3" style:family="paragraph">
      <style:paragraph-properties>
        <style:tab-stops>
          <style:tab-stop style:type="right" style:leader-style="dotted" style:leader-text="." style:position="0.5in"/>
          <style:tab-stop style:type="right" style:leader-style="dotted" style:leader-text="." style:position="6.6923in"/>
        </style:tab-stops>
      </style:paragraph-properties>
    </style:style>
    <style:style style:name="P34" style:parent-style-name="Contents2" style:family="paragraph">
      <style:paragraph-properties>
        <style:tab-stops>
          <style:tab-stop style:type="right" style:leader-style="dotted" style:leader-text="." style:position="0.375in"/>
          <style:tab-stop style:type="left" style:position="0.8333in"/>
          <style:tab-stop style:type="right" style:leader-style="dotted" style:leader-text="." style:position="6.6923in"/>
        </style:tab-stops>
      </style:paragraph-properties>
    </style:style>
    <style:style style:name="P35" style:parent-style-name="Contents3" style:family="paragraph">
      <style:paragraph-properties>
        <style:tab-stops>
          <style:tab-stop style:type="right" style:leader-style="dotted" style:leader-text="." style:position="0.5in"/>
          <style:tab-stop style:type="right" style:leader-style="dotted" style:leader-text="." style:position="6.6923in"/>
        </style:tab-stops>
      </style:paragraph-properties>
    </style:style>
    <style:style style:name="P36" style:parent-style-name="Contents3" style:family="paragraph">
      <style:paragraph-properties>
        <style:tab-stops>
          <style:tab-stop style:type="right" style:leader-style="dotted" style:leader-text="." style:position="0.5in"/>
          <style:tab-stop style:type="right" style:leader-style="dotted" style:leader-text="." style:position="6.6923in"/>
        </style:tab-stops>
      </style:paragraph-properties>
    </style:style>
    <style:style style:name="P37" style:parent-style-name="Contents2" style:family="paragraph">
      <style:paragraph-properties>
        <style:tab-stops>
          <style:tab-stop style:type="right" style:leader-style="dotted" style:leader-text="." style:position="0.375in"/>
          <style:tab-stop style:type="left" style:position="0.8333in"/>
          <style:tab-stop style:type="right" style:leader-style="dotted" style:leader-text="." style:position="6.6923in"/>
        </style:tab-stops>
      </style:paragraph-properties>
    </style:style>
    <style:style style:name="P38" style:parent-style-name="Contents2" style:family="paragraph">
      <style:paragraph-properties>
        <style:tab-stops>
          <style:tab-stop style:type="right" style:leader-style="dotted" style:leader-text="." style:position="0.375in"/>
          <style:tab-stop style:type="left" style:position="0.8333in"/>
          <style:tab-stop style:type="right" style:leader-style="dotted" style:leader-text="." style:position="6.6923in"/>
        </style:tab-stops>
      </style:paragraph-properties>
    </style:style>
    <style:style style:name="P39" style:parent-style-name="Contents1" style:family="paragraph">
      <style:paragraph-properties>
        <style:tab-stops>
          <style:tab-stop style:type="right" style:leader-style="dotted" style:leader-text="." style:position="0.25in"/>
          <style:tab-stop style:type="left" style:position="0.8333in"/>
          <style:tab-stop style:type="right" style:leader-style="dotted" style:leader-text="." style:position="6.6923in"/>
        </style:tab-stops>
      </style:paragraph-properties>
    </style:style>
    <style:style style:name="P40" style:parent-style-name="Contents2" style:family="paragraph">
      <style:paragraph-properties>
        <style:tab-stops>
          <style:tab-stop style:type="right" style:leader-style="dotted" style:leader-text="." style:position="0.375in"/>
          <style:tab-stop style:type="left" style:position="0.8333in"/>
          <style:tab-stop style:type="right" style:leader-style="dotted" style:leader-text="." style:position="6.6923in"/>
        </style:tab-stops>
      </style:paragraph-properties>
    </style:style>
    <style:style style:name="P41" style:parent-style-name="Contents3" style:family="paragraph">
      <style:paragraph-properties>
        <style:tab-stops>
          <style:tab-stop style:type="right" style:leader-style="dotted" style:leader-text="." style:position="0.5in"/>
          <style:tab-stop style:type="right" style:leader-style="dotted" style:leader-text="." style:position="6.6923in"/>
        </style:tab-stops>
      </style:paragraph-properties>
    </style:style>
    <style:style style:name="P42" style:parent-style-name="Contents4" style:family="paragraph">
      <style:paragraph-properties>
        <style:tab-stops>
          <style:tab-stop style:type="right" style:leader-style="dotted" style:leader-text="." style:position="0.625in"/>
          <style:tab-stop style:type="right" style:leader-style="dotted" style:leader-text="." style:position="6.6923in"/>
        </style:tab-stops>
      </style:paragraph-properties>
    </style:style>
    <style:style style:name="P43" style:parent-style-name="Contents1" style:family="paragraph">
      <style:paragraph-properties>
        <style:tab-stops>
          <style:tab-stop style:type="right" style:leader-style="dotted" style:leader-text="." style:position="0.25in"/>
          <style:tab-stop style:type="left" style:position="0.8333in"/>
          <style:tab-stop style:type="right" style:leader-style="dotted" style:leader-text="." style:position="6.6923in"/>
        </style:tab-stops>
      </style:paragraph-properties>
    </style:style>
    <style:style style:name="P44" style:parent-style-name="Contents2" style:family="paragraph">
      <style:paragraph-properties>
        <style:tab-stops>
          <style:tab-stop style:type="right" style:leader-style="dotted" style:leader-text="." style:position="0.375in"/>
          <style:tab-stop style:type="left" style:position="0.8333in"/>
          <style:tab-stop style:type="right" style:leader-style="dotted" style:leader-text="." style:position="6.6923in"/>
        </style:tab-stops>
      </style:paragraph-properties>
    </style:style>
    <style:style style:name="P45" style:parent-style-name="Contents2" style:family="paragraph">
      <style:paragraph-properties>
        <style:tab-stops>
          <style:tab-stop style:type="right" style:leader-style="dotted" style:leader-text="." style:position="0.375in"/>
          <style:tab-stop style:type="left" style:position="0.8333in"/>
          <style:tab-stop style:type="right" style:leader-style="dotted" style:leader-text="." style:position="6.6923in"/>
        </style:tab-stops>
      </style:paragraph-properties>
    </style:style>
    <style:style style:name="P46" style:parent-style-name="Contents2" style:family="paragraph">
      <style:paragraph-properties>
        <style:tab-stops>
          <style:tab-stop style:type="right" style:leader-style="dotted" style:leader-text="." style:position="0.375in"/>
          <style:tab-stop style:type="left" style:position="0.8333in"/>
          <style:tab-stop style:type="right" style:leader-style="dotted" style:leader-text="." style:position="6.6923in"/>
        </style:tab-stops>
      </style:paragraph-properties>
    </style:style>
    <style:style style:name="P47" style:parent-style-name="Contents3" style:family="paragraph">
      <style:paragraph-properties>
        <style:tab-stops>
          <style:tab-stop style:type="right" style:leader-style="dotted" style:leader-text="." style:position="0.5in"/>
          <style:tab-stop style:type="right" style:leader-style="dotted" style:leader-text="." style:position="6.6923in"/>
        </style:tab-stops>
      </style:paragraph-properties>
    </style:style>
    <style:style style:name="P48" style:parent-style-name="Contents3" style:family="paragraph">
      <style:paragraph-properties>
        <style:tab-stops>
          <style:tab-stop style:type="right" style:leader-style="dotted" style:leader-text="." style:position="0.5in"/>
          <style:tab-stop style:type="right" style:leader-style="dotted" style:leader-text="." style:position="6.6923in"/>
        </style:tab-stops>
      </style:paragraph-properties>
    </style:style>
    <style:style style:name="P49" style:parent-style-name="Contents3" style:family="paragraph">
      <style:paragraph-properties>
        <style:tab-stops>
          <style:tab-stop style:type="right" style:leader-style="dotted" style:leader-text="." style:position="0.5in"/>
          <style:tab-stop style:type="right" style:leader-style="dotted" style:leader-text="." style:position="6.6923in"/>
        </style:tab-stops>
      </style:paragraph-properties>
    </style:style>
    <style:style style:name="P50" style:parent-style-name="Contents1" style:family="paragraph">
      <style:paragraph-properties>
        <style:tab-stops>
          <style:tab-stop style:type="right" style:leader-style="dotted" style:leader-text="." style:position="0.25in"/>
          <style:tab-stop style:type="left" style:position="0.8333in"/>
          <style:tab-stop style:type="right" style:leader-style="dotted" style:leader-text="." style:position="6.6923in"/>
        </style:tab-stops>
      </style:paragraph-properties>
    </style:style>
    <style:style style:name="P51" style:parent-style-name="Contents2" style:family="paragraph">
      <style:paragraph-properties>
        <style:tab-stops>
          <style:tab-stop style:type="right" style:leader-style="dotted" style:leader-text="." style:position="0.375in"/>
          <style:tab-stop style:type="left" style:position="0.8333in"/>
          <style:tab-stop style:type="right" style:leader-style="dotted" style:leader-text="." style:position="6.6923in"/>
        </style:tab-stops>
      </style:paragraph-properties>
    </style:style>
    <style:style style:name="P52" style:parent-style-name="Contents2" style:family="paragraph">
      <style:paragraph-properties>
        <style:tab-stops>
          <style:tab-stop style:type="right" style:leader-style="dotted" style:leader-text="." style:position="0.375in"/>
          <style:tab-stop style:type="left" style:position="0.8333in"/>
          <style:tab-stop style:type="right" style:leader-style="dotted" style:leader-text="." style:position="6.6923in"/>
        </style:tab-stops>
      </style:paragraph-properties>
    </style:style>
    <style:style style:name="P53" style:parent-style-name="Contents3" style:family="paragraph">
      <style:paragraph-properties>
        <style:tab-stops>
          <style:tab-stop style:type="right" style:leader-style="dotted" style:leader-text="." style:position="0.5in"/>
          <style:tab-stop style:type="right" style:leader-style="dotted" style:leader-text="." style:position="6.6923in"/>
        </style:tab-stops>
      </style:paragraph-properties>
    </style:style>
    <style:style style:name="P54" style:parent-style-name="Contents3" style:family="paragraph">
      <style:paragraph-properties>
        <style:tab-stops>
          <style:tab-stop style:type="right" style:leader-style="dotted" style:leader-text="." style:position="0.5in"/>
          <style:tab-stop style:type="right" style:leader-style="dotted" style:leader-text="." style:position="6.6923in"/>
        </style:tab-stops>
      </style:paragraph-properties>
    </style:style>
    <style:style style:name="P55" style:parent-style-name="Contents1" style:family="paragraph">
      <style:paragraph-properties>
        <style:tab-stops>
          <style:tab-stop style:type="right" style:leader-style="dotted" style:leader-text="." style:position="0.25in"/>
          <style:tab-stop style:type="left" style:position="0.8333in"/>
          <style:tab-stop style:type="right" style:leader-style="dotted" style:leader-text="." style:position="6.6923in"/>
        </style:tab-stops>
      </style:paragraph-properties>
    </style:style>
    <style:style style:name="P56" style:parent-style-name="Contents2" style:family="paragraph">
      <style:paragraph-properties>
        <style:tab-stops>
          <style:tab-stop style:type="right" style:leader-style="dotted" style:leader-text="." style:position="0.375in"/>
          <style:tab-stop style:type="left" style:position="0.8333in"/>
          <style:tab-stop style:type="right" style:leader-style="dotted" style:leader-text="." style:position="6.6923in"/>
        </style:tab-stops>
      </style:paragraph-properties>
    </style:style>
    <style:style style:name="P57" style:parent-style-name="Contents2" style:family="paragraph">
      <style:paragraph-properties>
        <style:tab-stops>
          <style:tab-stop style:type="right" style:leader-style="dotted" style:leader-text="." style:position="0.375in"/>
          <style:tab-stop style:type="left" style:position="0.8333in"/>
          <style:tab-stop style:type="right" style:leader-style="dotted" style:leader-text="." style:position="6.6923in"/>
        </style:tab-stops>
      </style:paragraph-properties>
    </style:style>
    <style:style style:name="P58" style:parent-style-name="Contents3" style:family="paragraph">
      <style:paragraph-properties>
        <style:tab-stops>
          <style:tab-stop style:type="right" style:leader-style="dotted" style:leader-text="." style:position="0.5in"/>
          <style:tab-stop style:type="right" style:leader-style="dotted" style:leader-text="." style:position="6.6923in"/>
        </style:tab-stops>
      </style:paragraph-properties>
    </style:style>
    <style:style style:name="P59" style:parent-style-name="Contents3" style:family="paragraph">
      <style:paragraph-properties>
        <style:tab-stops>
          <style:tab-stop style:type="right" style:leader-style="dotted" style:leader-text="." style:position="0.5in"/>
          <style:tab-stop style:type="right" style:leader-style="dotted" style:leader-text="." style:position="6.6923in"/>
        </style:tab-stops>
      </style:paragraph-properties>
    </style:style>
    <style:style style:name="P60" style:parent-style-name="Contents1" style:family="paragraph">
      <style:paragraph-properties>
        <style:tab-stops>
          <style:tab-stop style:type="right" style:leader-style="dotted" style:leader-text="." style:position="0.25in"/>
          <style:tab-stop style:type="left" style:position="0.8333in"/>
          <style:tab-stop style:type="right" style:leader-style="dotted" style:leader-text="." style:position="6.6923in"/>
        </style:tab-stops>
      </style:paragraph-properties>
    </style:style>
    <style:style style:name="P61" style:parent-style-name="Contents1" style:family="paragraph">
      <style:paragraph-properties>
        <style:tab-stops>
          <style:tab-stop style:type="right" style:leader-style="dotted" style:leader-text="." style:position="0.25in"/>
          <style:tab-stop style:type="left" style:position="0.8333in"/>
          <style:tab-stop style:type="right" style:leader-style="dotted" style:leader-text="." style:position="6.6923in"/>
        </style:tab-stops>
      </style:paragraph-properties>
    </style:style>
    <style:style style:name="P62" style:parent-style-name="Contents1" style:family="paragraph">
      <style:paragraph-properties>
        <style:tab-stops>
          <style:tab-stop style:type="right" style:leader-style="dotted" style:leader-text="." style:position="0.25in"/>
          <style:tab-stop style:type="left" style:position="0.8333in"/>
          <style:tab-stop style:type="right" style:leader-style="dotted" style:leader-text="." style:position="6.6923in"/>
        </style:tab-stops>
      </style:paragraph-properties>
    </style:style>
    <style:style style:name="P63" style:parent-style-name="Contents1" style:family="paragraph">
      <style:paragraph-properties>
        <style:tab-stops>
          <style:tab-stop style:type="right" style:leader-style="dotted" style:leader-text="." style:position="0.25in"/>
          <style:tab-stop style:type="left" style:position="0.8333in"/>
          <style:tab-stop style:type="right" style:leader-style="dotted" style:leader-text="." style:position="6.6923in"/>
        </style:tab-stops>
      </style:paragraph-properties>
    </style:style>
    <style:style style:name="S2" style:family="section">
      <style:section-properties fo:margin-left="0in" fo:margin-right="0in" style:writing-mode="lr-tb"/>
    </style:style>
    <style:style style:name="P64" style:parent-style-name="Pré-textoTítulodaListas" style:family="paragraph">
      <style:paragraph-properties>
        <style:tab-stops>
          <style:tab-stop style:type="left" style:position="0.25in"/>
          <style:tab-stop style:type="left" style:position="0.8333in"/>
          <style:tab-stop style:type="right" style:leader-style="dotted" style:leader-text="." style:position="6.6861in"/>
          <style:tab-stop style:type="right" style:leader-style="dotted" style:leader-text="." style:position="6.6923in"/>
        </style:tab-stops>
      </style:paragraph-properties>
    </style:style>
    <style:style style:name="P65" style:parent-style-name="Pré-textoTítulodaListas" style:master-page-name="MP3" style:family="paragraph">
      <style:paragraph-properties fo:break-before="page"/>
    </style:style>
    <style:style style:name="P66" style:parent-style-name="Pré-textoTítulodaListas" style:master-page-name="MP4" style:family="paragraph">
      <style:paragraph-properties fo:break-before="page"/>
    </style:style>
    <style:style style:name="P67" style:parent-style-name="Contents1" style:family="paragraph">
      <style:paragraph-properties>
        <style:tab-stops>
          <style:tab-stop style:type="left" style:position="0.25in"/>
          <style:tab-stop style:type="left" style:position="0.8333in"/>
          <style:tab-stop style:type="right" style:leader-style="dotted" style:leader-text="." style:position="6.6923in"/>
        </style:tab-stops>
      </style:paragraph-properties>
    </style:style>
    <style:style style:name="P68" style:parent-style-name="Contents1" style:family="paragraph">
      <style:paragraph-properties>
        <style:tab-stops>
          <style:tab-stop style:type="left" style:position="0.25in"/>
          <style:tab-stop style:type="left" style:position="0.8333in"/>
          <style:tab-stop style:type="right" style:leader-style="dotted" style:leader-text="." style:position="6.6923in"/>
        </style:tab-stops>
      </style:paragraph-properties>
    </style:style>
    <style:style style:name="S5" style:family="section">
      <style:section-properties fo:margin-left="0in" fo:margin-right="0in" style:writing-mode="lr-tb"/>
    </style:style>
    <style:style style:name="P69" style:parent-style-name="Pré-textoListadeAbreviaturas" style:family="paragraph">
      <style:paragraph-properties>
        <style:tab-stops>
          <style:tab-stop style:type="left" style:position="0.25in"/>
          <style:tab-stop style:type="left" style:position="0.8333in"/>
          <style:tab-stop style:type="right" style:leader-style="dotted" style:leader-text="." style:position="6.6861in"/>
          <style:tab-stop style:type="right" style:leader-style="dotted" style:leader-text="." style:position="6.6923in"/>
        </style:tab-stops>
      </style:paragraph-properties>
    </style:style>
    <style:style style:name="P70" style:parent-style-name="Pré-textoTítulodaListas" style:master-page-name="MP6" style:family="paragraph">
      <style:paragraph-properties fo:break-before="page"/>
    </style:style>
    <style:style style:name="P71" style:parent-style-name="Contents1" style:family="paragraph">
      <style:paragraph-properties>
        <style:tab-stops>
          <style:tab-stop style:type="left" style:position="0.25in"/>
          <style:tab-stop style:type="left" style:position="0.8333in"/>
          <style:tab-stop style:type="right" style:leader-style="dotted" style:leader-text="." style:position="6.6923in"/>
        </style:tab-stops>
      </style:paragraph-properties>
    </style:style>
    <style:style style:name="P72" style:parent-style-name="Contents1" style:family="paragraph">
      <style:paragraph-properties>
        <style:tab-stops>
          <style:tab-stop style:type="left" style:position="0.25in"/>
          <style:tab-stop style:type="left" style:position="0.8333in"/>
          <style:tab-stop style:type="right" style:leader-style="dotted" style:leader-text="." style:position="6.6923in"/>
        </style:tab-stops>
      </style:paragraph-properties>
    </style:style>
    <style:style style:name="S7" style:family="section">
      <style:section-properties fo:margin-left="0in" fo:margin-right="0in" style:writing-mode="lr-tb"/>
    </style:style>
    <style:style style:name="P73" style:parent-style-name="Standard" style:family="paragraph">
      <style:paragraph-properties>
        <style:tab-stops>
          <style:tab-stop style:type="left" style:position="0.25in"/>
          <style:tab-stop style:type="left" style:position="0.8333in"/>
          <style:tab-stop style:type="right" style:leader-style="dotted" style:leader-text="." style:position="6.6861in"/>
          <style:tab-stop style:type="right" style:leader-style="dotted" style:leader-text="." style:position="6.6923in"/>
        </style:tab-stops>
      </style:paragraph-properties>
    </style:style>
    <style:style style:name="P74" style:parent-style-name="Pré-textoTítulodaListas" style:master-page-name="MP8" style:family="paragraph">
      <style:paragraph-properties fo:break-before="page">
        <style:tab-stops>
          <style:tab-stop style:type="right" style:leader-style="dotted" style:leader-text="." style:position="6.6861in"/>
        </style:tab-stops>
      </style:paragraph-properties>
    </style:style>
    <style:style style:name="P75" style:parent-style-name="Contents1" style:family="paragraph">
      <style:paragraph-properties>
        <style:tab-stops>
          <style:tab-stop style:type="left" style:position="0.25in"/>
          <style:tab-stop style:type="left" style:position="0.8333in"/>
          <style:tab-stop style:type="right" style:leader-style="dotted" style:leader-text="." style:position="6.6923in"/>
        </style:tab-stops>
      </style:paragraph-properties>
    </style:style>
    <style:style style:name="P76" style:parent-style-name="Contents1" style:family="paragraph">
      <style:paragraph-properties>
        <style:tab-stops>
          <style:tab-stop style:type="left" style:position="0.25in"/>
          <style:tab-stop style:type="left" style:position="0.8333in"/>
          <style:tab-stop style:type="right" style:leader-style="dotted" style:leader-text="." style:position="6.6923in"/>
        </style:tab-stops>
      </style:paragraph-properties>
    </style:style>
    <style:style style:name="S9" style:family="section">
      <style:section-properties fo:margin-left="0in" fo:margin-right="0in" style:writing-mode="lr-tb"/>
    </style:style>
    <style:style style:name="P77" style:parent-style-name="CorpodeTexto" style:family="paragraph">
      <style:paragraph-properties>
        <style:tab-stops>
          <style:tab-stop style:type="left" style:position="0.25in"/>
          <style:tab-stop style:type="left" style:position="0.8333in"/>
          <style:tab-stop style:type="right" style:leader-style="dotted" style:leader-text="." style:position="6.6861in"/>
          <style:tab-stop style:type="right" style:leader-style="dotted" style:leader-text="." style:position="6.6923in"/>
        </style:tab-stops>
      </style:paragraph-properties>
    </style:style>
    <style:style style:name="P78" style:parent-style-name="Pré-textoTítulodaListas" style:master-page-name="MP10" style:family="paragraph">
      <style:paragraph-properties fo:break-before="page"/>
    </style:style>
    <style:style style:name="T79" style:parent-style-name="Fonteparág.padrão" style:family="text">
      <style:text-properties fo:color="#FF0000"/>
    </style:style>
    <style:style style:name="T80" style:parent-style-name="Fonteparág.padrão" style:family="text">
      <style:text-properties fo:font-weight="bold" style:font-weight-asian="bold" style:font-weight-complex="bold" fo:color="#FF0000"/>
    </style:style>
    <style:style style:name="T81" style:parent-style-name="Fonteparág.padrão" style:family="text">
      <style:text-properties fo:font-weight="bold" style:font-weight-asian="bold" style:font-weight-complex="bold"/>
    </style:style>
    <style:style style:name="T82" style:parent-style-name="Fonteparág.padrão" style:family="text">
      <style:text-properties fo:color="#FF0000"/>
    </style:style>
    <style:style style:name="T83" style:parent-style-name="Fonteparág.padrão" style:family="text">
      <style:text-properties fo:color="#FF0000"/>
    </style:style>
    <style:style style:name="T84" style:parent-style-name="Fonteparág.padrão" style:family="text">
      <style:text-properties fo:color="#FF0000"/>
    </style:style>
    <style:style style:name="T85" style:parent-style-name="Fonteparág.padrão" style:family="text">
      <style:text-properties fo:color="#FF0000"/>
    </style:style>
    <style:style style:name="T86" style:parent-style-name="Fonteparág.padrão" style:family="text">
      <style:text-properties fo:color="#FF0000"/>
    </style:style>
    <style:style style:name="T87" style:parent-style-name="Fonteparág.padrão" style:family="text">
      <style:text-properties fo:color="#FF0000"/>
    </style:style>
    <style:style style:name="T88" style:parent-style-name="Fonteparág.padrão" style:family="text">
      <style:text-properties fo:color="#FF0000"/>
    </style:style>
    <style:style style:name="T89" style:parent-style-name="Fonteparág.padrão" style:family="text">
      <style:text-properties fo:color="#FF0000"/>
    </style:style>
    <style:style style:name="T90" style:parent-style-name="Fonteparág.padrão" style:family="text">
      <style:text-properties fo:color="#FF0000"/>
    </style:style>
    <style:style style:name="T91" style:parent-style-name="Fonteparág.padrão" style:family="text">
      <style:text-properties fo:color="#FF0000"/>
    </style:style>
    <style:style style:name="T92" style:parent-style-name="Fonteparág.padrão" style:family="text">
      <style:text-properties fo:color="#FF0000"/>
    </style:style>
    <style:style style:name="T93" style:parent-style-name="Fonteparág.padrão" style:family="text">
      <style:text-properties fo:font-weight="bold" style:font-weight-asian="bold" style:font-weight-complex="bold"/>
    </style:style>
    <style:style style:name="T94" style:parent-style-name="Fonteparág.padrão" style:family="text">
      <style:text-properties fo:color="#FF0000"/>
    </style:style>
    <style:style style:name="P95" style:parent-style-name="Pré-textoTítulodaListas" style:master-page-name="MP11" style:family="paragraph">
      <style:paragraph-properties fo:break-before="page"/>
    </style:style>
    <style:style style:name="P96" style:parent-style-name="Pré-textoTextodoAbstract" style:family="paragraph">
      <style:text-properties fo:color="#FF0000"/>
    </style:style>
    <style:style style:name="T97" style:parent-style-name="Fonteparág.padrão" style:family="text">
      <style:text-properties fo:font-weight="bold" style:font-weight-asian="bold" style:font-weight-complex="bold"/>
    </style:style>
    <style:style style:name="T98" style:parent-style-name="Fonteparág.padrão" style:family="text">
      <style:text-properties fo:color="#FF0000"/>
    </style:style>
    <style:style style:name="P99" style:parent-style-name="TítulodeCapítulo" style:master-page-name="MP12" style:family="paragraph">
      <style:paragraph-properties fo:break-before="page" style:page-number="1"/>
    </style:style>
    <style:style style:name="P100" style:parent-style-name="Listadeitenscommarcadores" style:family="paragraph"/>
    <style:style style:name="P101" style:parent-style-name="TítulodeCapítulo" style:master-page-name="MP13" style:family="paragraph">
      <style:paragraph-properties fo:break-before="page"/>
    </style:style>
    <style:style style:name="P102" style:parent-style-name="Listadeitensnumerados" style:family="paragraph"/>
    <style:style style:name="P103" style:parent-style-name="Listadeitensnumerados" style:family="paragraph"/>
    <style:style style:name="P104" style:parent-style-name="Listadeitensnumerados" style:family="paragraph"/>
    <style:style style:name="P105" style:parent-style-name="Listadeitensnumerados" style:family="paragraph"/>
    <style:style style:name="P106" style:parent-style-name="Listadeitensnumerados" style:family="paragraph"/>
    <style:style style:name="T107" style:parent-style-name="Fonteparág.padrão" style:family="text">
      <style:text-properties style:text-underline-type="single" style:text-underline-style="solid" style:text-underline-width="auto" style:text-underline-mode="continuous"/>
    </style:style>
    <style:style style:name="T108" style:parent-style-name="Fonteparág.padrão" style:family="text">
      <style:text-properties style:text-underline-type="single" style:text-underline-style="solid" style:text-underline-width="auto" style:text-underline-mode="continuous"/>
    </style:style>
    <style:style style:name="T109" style:parent-style-name="Fonteparág.padrão" style:family="text">
      <style:text-properties style:text-underline-type="single" style:text-underline-style="solid" style:text-underline-width="auto" style:text-underline-mode="continuous"/>
    </style:style>
    <style:style style:name="TableColumn111" style:family="table-column">
      <style:table-column-properties style:column-width="6.7902in" style:use-optimal-column-width="false"/>
    </style:style>
    <style:style style:name="Table110" style:family="table">
      <style:table-properties style:width="6.7902in" fo:margin-left="-0.0486in" table:align="left"/>
    </style:style>
    <style:style style:name="TableRow112" style:family="table-row">
      <style:table-row-properties style:use-optimal-row-height="false"/>
    </style:style>
    <style:style style:name="TableCell113" style:family="table-cell">
      <style:table-cell-properties fo:border="none" fo:padding-top="0in" fo:padding-left="0.0486in" fo:padding-bottom="0in" fo:padding-right="0.0486in"/>
    </style:style>
    <style:style style:name="TableColumn115" style:family="table-column">
      <style:table-column-properties style:column-width="6.7in" style:use-optimal-column-width="false"/>
    </style:style>
    <style:style style:name="Table114" style:family="table">
      <style:table-properties style:width="6.7in" fo:margin-left="0in" table:align="left"/>
    </style:style>
    <style:style style:name="TableRow116" style:family="table-row">
      <style:table-row-properties style:use-optimal-row-height="false"/>
    </style:style>
    <style:style style:name="TableCell117" style:family="table-cell">
      <style:table-cell-properties fo:border="0.0069in solid #000000" fo:padding-top="0in" fo:padding-left="0.0486in" fo:padding-bottom="0in" fo:padding-right="0.0486in"/>
    </style:style>
    <style:style style:name="P118" style:parent-style-name="Figura" style:family="paragraph">
      <style:paragraph-properties style:snap-to-layout-grid="false"/>
    </style:style>
    <style:style style:name="TableColumn120" style:family="table-column">
      <style:table-column-properties style:column-width="6.7902in" style:use-optimal-column-width="false"/>
    </style:style>
    <style:style style:name="Table119" style:family="table">
      <style:table-properties style:width="6.7902in" fo:margin-left="-0.0486in" table:align="left"/>
    </style:style>
    <style:style style:name="TableRow121" style:family="table-row">
      <style:table-row-properties style:use-optimal-row-height="false"/>
    </style:style>
    <style:style style:name="TableCell122" style:family="table-cell">
      <style:table-cell-properties fo:border="none" fo:padding-top="0in" fo:padding-left="0.0486in" fo:padding-bottom="0in" fo:padding-right="0.0486in"/>
    </style:style>
    <style:style style:name="TableColumn124" style:family="table-column">
      <style:table-column-properties style:column-width="6.7in" style:use-optimal-column-width="false"/>
    </style:style>
    <style:style style:name="Table123" style:family="table">
      <style:table-properties style:width="6.7in" fo:margin-left="0in" table:align="left"/>
    </style:style>
    <style:style style:name="TableRow125" style:family="table-row">
      <style:table-row-properties style:use-optimal-row-height="false"/>
    </style:style>
    <style:style style:name="TableCell126" style:family="table-cell">
      <style:table-cell-properties fo:border="0.0069in solid #000000" fo:padding-top="0in" fo:padding-left="0.0486in" fo:padding-bottom="0in" fo:padding-right="0.0486in"/>
    </style:style>
    <style:style style:name="P127" style:parent-style-name="Códigofonte" style:family="paragraph">
      <style:paragraph-properties style:snap-to-layout-grid="false"/>
      <style:text-properties fo:font-size="10pt" style:font-size-asian="10pt" fo:language="en" fo:country="US"/>
    </style:style>
    <style:style style:name="P128" style:parent-style-name="Códigofonte" style:family="paragraph">
      <style:text-properties fo:font-size="10pt" style:font-size-asian="10pt" fo:language="en" fo:country="US"/>
    </style:style>
    <style:style style:name="T129" style:parent-style-name="Fonteparág.padrão" style:family="text">
      <style:text-properties style:font-name-asian="Courier, 'Courier New'" fo:font-size="10pt" style:font-size-asian="10pt" fo:language="en" fo:country="US"/>
    </style:style>
    <style:style style:name="T130" style:parent-style-name="Fonteparág.padrão" style:family="text">
      <style:text-properties fo:font-size="10pt" style:font-size-asian="10pt" fo:language="en" fo:country="US"/>
    </style:style>
    <style:style style:name="T131" style:parent-style-name="Fonteparág.padrão" style:family="text">
      <style:text-properties style:font-name-asian="Courier, 'Courier New'" fo:font-size="10pt" style:font-size-asian="10pt" fo:language="en" fo:country="US"/>
    </style:style>
    <style:style style:name="T132" style:parent-style-name="Fonteparág.padrão" style:family="text">
      <style:text-properties fo:font-size="10pt" style:font-size-asian="10pt" fo:language="en" fo:country="US"/>
    </style:style>
    <style:style style:name="T133" style:parent-style-name="Fonteparág.padrão" style:family="text">
      <style:text-properties fo:font-size="10pt" style:font-size-asian="10pt" fo:language="en" fo:country="US"/>
    </style:style>
    <style:style style:name="T134" style:parent-style-name="Fonteparág.padrão" style:family="text">
      <style:text-properties style:font-name-asian="Courier, 'Courier New'" fo:font-size="10pt" style:font-size-asian="10pt" fo:language="en" fo:country="US"/>
    </style:style>
    <style:style style:name="T135" style:parent-style-name="Fonteparág.padrão" style:family="text">
      <style:text-properties fo:font-size="10pt" style:font-size-asian="10pt" fo:language="en" fo:country="US"/>
    </style:style>
    <style:style style:name="P136" style:parent-style-name="Códigofonte" style:family="paragraph">
      <style:text-properties fo:font-size="10pt" style:font-size-asian="10pt" fo:language="en" fo:country="US"/>
    </style:style>
    <style:style style:name="T137" style:parent-style-name="Fonteparág.padrão" style:family="text">
      <style:text-properties style:font-name-asian="Courier, 'Courier New'" fo:font-size="10pt" style:font-size-asian="10pt" fo:language="en" fo:country="US"/>
    </style:style>
    <style:style style:name="T138" style:parent-style-name="Fonteparág.padrão" style:family="text">
      <style:text-properties fo:font-size="10pt" style:font-size-asian="10pt" fo:language="en" fo:country="US"/>
    </style:style>
    <style:style style:name="T139" style:parent-style-name="Fonteparág.padrão" style:family="text">
      <style:text-properties style:font-name-asian="Courier, 'Courier New'" fo:font-size="10pt" style:font-size-asian="10pt" fo:language="en" fo:country="US"/>
    </style:style>
    <style:style style:name="T140" style:parent-style-name="Fonteparág.padrão" style:family="text">
      <style:text-properties fo:font-size="10pt" style:font-size-asian="10pt" fo:language="en" fo:country="US"/>
    </style:style>
    <style:style style:name="T141" style:parent-style-name="Fonteparág.padrão" style:family="text">
      <style:text-properties style:font-name-asian="Courier, 'Courier New'" fo:font-size="10pt" style:font-size-asian="10pt" fo:language="en" fo:country="US"/>
    </style:style>
    <style:style style:name="T142" style:parent-style-name="Fonteparág.padrão" style:family="text">
      <style:text-properties fo:font-size="10pt" style:font-size-asian="10pt" fo:language="en" fo:country="US"/>
    </style:style>
    <style:style style:name="T143" style:parent-style-name="Fonteparág.padrão" style:family="text">
      <style:text-properties style:font-name-asian="Courier, 'Courier New'" fo:font-size="10pt" style:font-size-asian="10pt" fo:language="en" fo:country="US"/>
    </style:style>
    <style:style style:name="T144" style:parent-style-name="Fonteparág.padrão" style:family="text">
      <style:text-properties fo:font-size="10pt" style:font-size-asian="10pt" fo:language="en" fo:country="US"/>
    </style:style>
    <style:style style:name="T145" style:parent-style-name="Fonteparág.padrão" style:family="text">
      <style:text-properties style:font-name-asian="Courier, 'Courier New'" fo:font-size="10pt" style:font-size-asian="10pt" fo:language="en" fo:country="US"/>
    </style:style>
    <style:style style:name="T146" style:parent-style-name="Fonteparág.padrão" style:family="text">
      <style:text-properties fo:font-size="10pt" style:font-size-asian="10pt" fo:language="en" fo:country="US"/>
    </style:style>
    <style:style style:name="T147" style:parent-style-name="Fonteparág.padrão" style:family="text">
      <style:text-properties style:font-name-asian="Courier, 'Courier New'" fo:font-size="10pt" style:font-size-asian="10pt" fo:language="en" fo:country="US"/>
    </style:style>
    <style:style style:name="T148" style:parent-style-name="Fonteparág.padrão" style:family="text">
      <style:text-properties fo:font-size="10pt" style:font-size-asian="10pt" fo:language="en" fo:country="US"/>
    </style:style>
    <style:style style:name="T149" style:parent-style-name="Fonteparág.padrão" style:family="text">
      <style:text-properties style:font-name-asian="Courier, 'Courier New'" fo:font-size="10pt" style:font-size-asian="10pt" fo:language="en" fo:country="US"/>
    </style:style>
    <style:style style:name="T150" style:parent-style-name="Fonteparág.padrão" style:family="text">
      <style:text-properties fo:font-size="10pt" style:font-size-asian="10pt"/>
    </style:style>
    <style:style style:name="TableColumn152" style:family="table-column">
      <style:table-column-properties style:column-width="6.7902in" style:use-optimal-column-width="false"/>
    </style:style>
    <style:style style:name="Table151" style:family="table">
      <style:table-properties style:width="6.7902in" fo:margin-left="-0.0486in" table:align="left"/>
    </style:style>
    <style:style style:name="TableRow153" style:family="table-row">
      <style:table-row-properties style:use-optimal-row-height="false"/>
    </style:style>
    <style:style style:name="TableCell154" style:family="table-cell">
      <style:table-cell-properties fo:border="none" fo:padding-top="0in" fo:padding-left="0.0486in" fo:padding-bottom="0in" fo:padding-right="0.0486in"/>
    </style:style>
    <style:style style:name="P155" style:parent-style-name="Legenda" style:family="paragraph">
      <style:paragraph-properties style:snap-to-layout-grid="false"/>
    </style:style>
    <style:style style:name="TableColumn157" style:family="table-column">
      <style:table-column-properties style:column-width="2.2631in" style:use-optimal-column-width="false"/>
    </style:style>
    <style:style style:name="TableColumn158" style:family="table-column">
      <style:table-column-properties style:column-width="2.2631in" style:use-optimal-column-width="false"/>
    </style:style>
    <style:style style:name="TableColumn159" style:family="table-column">
      <style:table-column-properties style:column-width="2.1472in" style:use-optimal-column-width="false"/>
    </style:style>
    <style:style style:name="Table156" style:family="table">
      <style:table-properties style:width="6.6736in" fo:margin-left="0in" table:align="left"/>
    </style:style>
    <style:style style:name="TableRow160" style:family="table-row">
      <style:table-row-properties style:use-optimal-row-height="false"/>
    </style:style>
    <style:style style:name="TableCell161" style:family="table-cell">
      <style:table-cell-properties fo:border-top="0.0138in solid #000000" fo:border-left="none" fo:border-bottom="0.0138in solid #000000" fo:border-right="none" fo:padding-top="0in" fo:padding-left="0.0486in" fo:padding-bottom="0in" fo:padding-right="0.0486in"/>
    </style:style>
    <style:style style:name="P162" style:parent-style-name="Textodetabela" style:family="paragraph">
      <style:paragraph-properties style:snap-to-layout-grid="false"/>
      <style:text-properties fo:font-weight="bold" style:font-weight-asian="bold" style:font-weight-complex="bold"/>
    </style:style>
    <style:style style:name="TableCell163" style:family="table-cell">
      <style:table-cell-properties fo:border-top="0.0138in solid #000000" fo:border-left="0.0069in solid #000000" fo:border-bottom="0.0138in solid #000000" fo:border-right="none" fo:padding-top="0in" fo:padding-left="0.0486in" fo:padding-bottom="0in" fo:padding-right="0.0486in"/>
    </style:style>
    <style:style style:name="P164" style:parent-style-name="Textodetabela" style:family="paragraph">
      <style:paragraph-properties style:snap-to-layout-grid="false"/>
      <style:text-properties fo:font-weight="bold" style:font-weight-asian="bold" style:font-weight-complex="bold"/>
    </style:style>
    <style:style style:name="TableCell165" style:family="table-cell">
      <style:table-cell-properties fo:border-top="0.0138in solid #000000" fo:border-left="0.0069in solid #000000" fo:border-bottom="0.0138in solid #000000" fo:border-right="none" fo:padding-top="0in" fo:padding-left="0.0486in" fo:padding-bottom="0in" fo:padding-right="0.0486in"/>
    </style:style>
    <style:style style:name="P166" style:parent-style-name="Textodetabela" style:family="paragraph">
      <style:paragraph-properties style:snap-to-layout-grid="false"/>
      <style:text-properties fo:font-weight="bold" style:font-weight-asian="bold" style:font-weight-complex="bold"/>
    </style:style>
    <style:style style:name="TableRow167" style:family="table-row">
      <style:table-row-properties style:use-optimal-row-height="false"/>
    </style:style>
    <style:style style:name="TableCell168" style:family="table-cell">
      <style:table-cell-properties fo:border-top="0.0138in solid #000000" fo:border-left="none" fo:border-bottom="0.0069in solid #000000" fo:border-right="none" fo:padding-top="0in" fo:padding-left="0.0486in" fo:padding-bottom="0in" fo:padding-right="0.0486in"/>
    </style:style>
    <style:style style:name="P169" style:parent-style-name="Textodetabela" style:family="paragraph">
      <style:paragraph-properties style:snap-to-layout-grid="false"/>
    </style:style>
    <style:style style:name="TableCell170" style:family="table-cell">
      <style:table-cell-properties fo:border-top="0.0138in solid #000000" fo:border-left="0.0069in solid #000000" fo:border-bottom="0.0069in solid #000000" fo:border-right="none" fo:padding-top="0in" fo:padding-left="0.0486in" fo:padding-bottom="0in" fo:padding-right="0.0486in"/>
    </style:style>
    <style:style style:name="P171" style:parent-style-name="Textodetabela" style:family="paragraph">
      <style:paragraph-properties style:snap-to-layout-grid="false"/>
    </style:style>
    <style:style style:name="TableCell172" style:family="table-cell">
      <style:table-cell-properties fo:border-top="0.0138in solid #000000" fo:border-left="0.0069in solid #000000" fo:border-bottom="0.0069in solid #000000" fo:border-right="none" fo:padding-top="0in" fo:padding-left="0.0486in" fo:padding-bottom="0in" fo:padding-right="0.0486in"/>
    </style:style>
    <style:style style:name="P173" style:parent-style-name="Textodetabela" style:family="paragraph">
      <style:paragraph-properties style:snap-to-layout-grid="false"/>
    </style:style>
    <style:style style:name="TableRow174" style:family="table-row">
      <style:table-row-properties style:use-optimal-row-height="false"/>
    </style:style>
    <style:style style:name="TableCell175" style:family="table-cell">
      <style:table-cell-properties fo:border-top="0.0069in solid #000000" fo:border-left="none" fo:border-bottom="0.0069in solid #000000" fo:border-right="none" fo:padding-top="0in" fo:padding-left="0.0486in" fo:padding-bottom="0in" fo:padding-right="0.0486in"/>
    </style:style>
    <style:style style:name="P176" style:parent-style-name="Textodetabela" style:family="paragraph">
      <style:paragraph-properties style:snap-to-layout-grid="false"/>
    </style:style>
    <style:style style:name="TableCell177" style:family="table-cell">
      <style:table-cell-properties fo:border-top="0.0069in solid #000000" fo:border-left="0.0069in solid #000000" fo:border-bottom="0.0069in solid #000000" fo:border-right="none" fo:padding-top="0in" fo:padding-left="0.0486in" fo:padding-bottom="0in" fo:padding-right="0.0486in"/>
    </style:style>
    <style:style style:name="P178" style:parent-style-name="Textodetabela" style:family="paragraph">
      <style:paragraph-properties style:snap-to-layout-grid="false"/>
    </style:style>
    <style:style style:name="TableCell179" style:family="table-cell">
      <style:table-cell-properties fo:border-top="0.0069in solid #000000" fo:border-left="0.0069in solid #000000" fo:border-bottom="0.0069in solid #000000" fo:border-right="none" fo:padding-top="0in" fo:padding-left="0.0486in" fo:padding-bottom="0in" fo:padding-right="0.0486in"/>
    </style:style>
    <style:style style:name="P180" style:parent-style-name="Textodetabela" style:family="paragraph">
      <style:paragraph-properties style:snap-to-layout-grid="false"/>
    </style:style>
    <style:style style:name="TableRow181" style:family="table-row">
      <style:table-row-properties style:use-optimal-row-height="false"/>
    </style:style>
    <style:style style:name="TableCell182" style:family="table-cell">
      <style:table-cell-properties fo:border-top="0.0069in solid #000000" fo:border-left="none" fo:border-bottom="0.0138in solid #000000" fo:border-right="none" fo:padding-top="0in" fo:padding-left="0.0486in" fo:padding-bottom="0in" fo:padding-right="0.0486in"/>
    </style:style>
    <style:style style:name="P183" style:parent-style-name="Textodetabela" style:family="paragraph">
      <style:paragraph-properties style:snap-to-layout-grid="false"/>
    </style:style>
    <style:style style:name="TableCell184" style:family="table-cell">
      <style:table-cell-properties fo:border-top="0.0069in solid #000000" fo:border-left="0.0069in solid #000000" fo:border-bottom="0.0138in solid #000000" fo:border-right="none" fo:padding-top="0in" fo:padding-left="0.0486in" fo:padding-bottom="0in" fo:padding-right="0.0486in"/>
    </style:style>
    <style:style style:name="P185" style:parent-style-name="Textodetabela" style:family="paragraph">
      <style:paragraph-properties style:snap-to-layout-grid="false"/>
    </style:style>
    <style:style style:name="TableCell186" style:family="table-cell">
      <style:table-cell-properties fo:border-top="0.0069in solid #000000" fo:border-left="0.0069in solid #000000" fo:border-bottom="0.0138in solid #000000" fo:border-right="none" fo:padding-top="0in" fo:padding-left="0.0486in" fo:padding-bottom="0in" fo:padding-right="0.0486in"/>
    </style:style>
    <style:style style:name="P187" style:parent-style-name="Textodetabela" style:family="paragraph">
      <style:paragraph-properties style:snap-to-layout-grid="false"/>
    </style:style>
    <style:style style:name="TableColumn189" style:family="table-column">
      <style:table-column-properties style:column-width="6.7902in" style:use-optimal-column-width="false"/>
    </style:style>
    <style:style style:name="Table188" style:family="table">
      <style:table-properties style:width="6.7902in" fo:margin-left="-0.0486in" table:align="left"/>
    </style:style>
    <style:style style:name="TableRow190" style:family="table-row">
      <style:table-row-properties style:use-optimal-row-height="false"/>
    </style:style>
    <style:style style:name="TableCell191" style:family="table-cell">
      <style:table-cell-properties fo:border="none" fo:padding-top="0in" fo:padding-left="0.0486in" fo:padding-bottom="0in" fo:padding-right="0.0486in"/>
    </style:style>
    <style:style style:name="P192" style:parent-style-name="Legenda" style:family="paragraph">
      <style:paragraph-properties style:snap-to-layout-grid="false"/>
    </style:style>
    <style:style style:name="TableColumn194" style:family="table-column">
      <style:table-column-properties style:column-width="2.2631in" style:use-optimal-column-width="false"/>
    </style:style>
    <style:style style:name="TableColumn195" style:family="table-column">
      <style:table-column-properties style:column-width="2.2631in" style:use-optimal-column-width="false"/>
    </style:style>
    <style:style style:name="TableColumn196" style:family="table-column">
      <style:table-column-properties style:column-width="2.1472in" style:use-optimal-column-width="false"/>
    </style:style>
    <style:style style:name="Table193" style:family="table">
      <style:table-properties style:width="6.6736in" fo:margin-left="0in" table:align="left"/>
    </style:style>
    <style:style style:name="TableRow197" style:family="table-row">
      <style:table-row-properties style:use-optimal-row-height="false"/>
    </style:style>
    <style:style style:name="TableCell198" style:family="table-cell">
      <style:table-cell-properties fo:border-top="0.0138in solid #000000" fo:border-left="none" fo:border-bottom="0.0138in solid #000000" fo:border-right="none" fo:padding-top="0in" fo:padding-left="0.0486in" fo:padding-bottom="0in" fo:padding-right="0.0486in"/>
    </style:style>
    <style:style style:name="P199" style:parent-style-name="Textodetabela" style:family="paragraph">
      <style:paragraph-properties style:snap-to-layout-grid="false"/>
      <style:text-properties fo:font-weight="bold" style:font-weight-asian="bold" style:font-weight-complex="bold"/>
    </style:style>
    <style:style style:name="TableCell200" style:family="table-cell">
      <style:table-cell-properties fo:border-top="0.0138in solid #000000" fo:border-left="0.0069in solid #000000" fo:border-bottom="0.0138in solid #000000" fo:border-right="none" fo:padding-top="0in" fo:padding-left="0.0486in" fo:padding-bottom="0in" fo:padding-right="0.0486in"/>
    </style:style>
    <style:style style:name="P201" style:parent-style-name="Textodetabela" style:family="paragraph">
      <style:paragraph-properties style:snap-to-layout-grid="false"/>
      <style:text-properties fo:font-weight="bold" style:font-weight-asian="bold" style:font-weight-complex="bold"/>
    </style:style>
    <style:style style:name="TableCell202" style:family="table-cell">
      <style:table-cell-properties fo:border-top="0.0138in solid #000000" fo:border-left="0.0069in solid #000000" fo:border-bottom="0.0138in solid #000000" fo:border-right="none" fo:padding-top="0in" fo:padding-left="0.0486in" fo:padding-bottom="0in" fo:padding-right="0.0486in"/>
    </style:style>
    <style:style style:name="P203" style:parent-style-name="Textodetabela" style:family="paragraph">
      <style:paragraph-properties style:snap-to-layout-grid="false"/>
      <style:text-properties fo:font-weight="bold" style:font-weight-asian="bold" style:font-weight-complex="bold"/>
    </style:style>
    <style:style style:name="TableRow204" style:family="table-row">
      <style:table-row-properties style:use-optimal-row-height="false"/>
    </style:style>
    <style:style style:name="TableCell205" style:family="table-cell">
      <style:table-cell-properties fo:border-top="0.0138in solid #000000" fo:border-left="none" fo:border-bottom="0.0069in solid #000000" fo:border-right="none" fo:padding-top="0in" fo:padding-left="0.0486in" fo:padding-bottom="0in" fo:padding-right="0.0486in"/>
    </style:style>
    <style:style style:name="P206" style:parent-style-name="Textodetabela" style:family="paragraph">
      <style:paragraph-properties style:snap-to-layout-grid="false"/>
    </style:style>
    <style:style style:name="TableCell207" style:family="table-cell">
      <style:table-cell-properties fo:border-top="0.0138in solid #000000" fo:border-left="0.0069in solid #000000" fo:border-bottom="0.0069in solid #000000" fo:border-right="none" fo:padding-top="0in" fo:padding-left="0.0486in" fo:padding-bottom="0in" fo:padding-right="0.0486in"/>
    </style:style>
    <style:style style:name="P208" style:parent-style-name="Textodetabela" style:family="paragraph">
      <style:paragraph-properties style:snap-to-layout-grid="false"/>
    </style:style>
    <style:style style:name="TableCell209" style:family="table-cell">
      <style:table-cell-properties fo:border-top="0.0138in solid #000000" fo:border-left="0.0069in solid #000000" fo:border-bottom="0.0069in solid #000000" fo:border-right="none" fo:padding-top="0in" fo:padding-left="0.0486in" fo:padding-bottom="0in" fo:padding-right="0.0486in"/>
    </style:style>
    <style:style style:name="P210" style:parent-style-name="Textodetabela" style:family="paragraph">
      <style:paragraph-properties style:snap-to-layout-grid="false"/>
    </style:style>
    <style:style style:name="TableRow211" style:family="table-row">
      <style:table-row-properties style:use-optimal-row-height="false"/>
    </style:style>
    <style:style style:name="TableCell212" style:family="table-cell">
      <style:table-cell-properties fo:border-top="0.0069in solid #000000" fo:border-left="none" fo:border-bottom="0.0069in solid #000000" fo:border-right="none" fo:padding-top="0in" fo:padding-left="0.0486in" fo:padding-bottom="0in" fo:padding-right="0.0486in"/>
    </style:style>
    <style:style style:name="P213" style:parent-style-name="Textodetabela" style:family="paragraph">
      <style:paragraph-properties style:snap-to-layout-grid="false"/>
    </style:style>
    <style:style style:name="TableCell214" style:family="table-cell">
      <style:table-cell-properties fo:border-top="0.0069in solid #000000" fo:border-left="0.0069in solid #000000" fo:border-bottom="0.0069in solid #000000" fo:border-right="none" fo:padding-top="0in" fo:padding-left="0.0486in" fo:padding-bottom="0in" fo:padding-right="0.0486in"/>
    </style:style>
    <style:style style:name="P215" style:parent-style-name="Textodetabela" style:family="paragraph">
      <style:paragraph-properties style:snap-to-layout-grid="false"/>
    </style:style>
    <style:style style:name="TableCell216" style:family="table-cell">
      <style:table-cell-properties fo:border-top="0.0069in solid #000000" fo:border-left="0.0069in solid #000000" fo:border-bottom="0.0069in solid #000000" fo:border-right="none" fo:padding-top="0in" fo:padding-left="0.0486in" fo:padding-bottom="0in" fo:padding-right="0.0486in"/>
    </style:style>
    <style:style style:name="P217" style:parent-style-name="Textodetabela" style:family="paragraph">
      <style:paragraph-properties style:snap-to-layout-grid="false"/>
    </style:style>
    <style:style style:name="TableRow218" style:family="table-row">
      <style:table-row-properties style:use-optimal-row-height="false"/>
    </style:style>
    <style:style style:name="TableCell219" style:family="table-cell">
      <style:table-cell-properties fo:border-top="0.0069in solid #000000" fo:border-left="none" fo:border-bottom="0.0138in solid #000000" fo:border-right="none" fo:padding-top="0in" fo:padding-left="0.0486in" fo:padding-bottom="0in" fo:padding-right="0.0486in"/>
    </style:style>
    <style:style style:name="P220" style:parent-style-name="Textodetabela" style:family="paragraph">
      <style:paragraph-properties style:snap-to-layout-grid="false"/>
    </style:style>
    <style:style style:name="TableCell221" style:family="table-cell">
      <style:table-cell-properties fo:border-top="0.0069in solid #000000" fo:border-left="0.0069in solid #000000" fo:border-bottom="0.0138in solid #000000" fo:border-right="none" fo:padding-top="0in" fo:padding-left="0.0486in" fo:padding-bottom="0in" fo:padding-right="0.0486in"/>
    </style:style>
    <style:style style:name="P222" style:parent-style-name="Textodetabela" style:family="paragraph">
      <style:paragraph-properties style:snap-to-layout-grid="false"/>
    </style:style>
    <style:style style:name="TableCell223" style:family="table-cell">
      <style:table-cell-properties fo:border-top="0.0069in solid #000000" fo:border-left="0.0069in solid #000000" fo:border-bottom="0.0138in solid #000000" fo:border-right="none" fo:padding-top="0in" fo:padding-left="0.0486in" fo:padding-bottom="0in" fo:padding-right="0.0486in"/>
    </style:style>
    <style:style style:name="P224" style:parent-style-name="Textodetabela" style:family="paragraph">
      <style:paragraph-properties style:snap-to-layout-grid="false"/>
    </style:style>
    <style:style style:name="TableColumn226" style:family="table-column">
      <style:table-column-properties style:column-width="5.9236in" style:use-optimal-column-width="false"/>
    </style:style>
    <style:style style:name="TableColumn227" style:family="table-column">
      <style:table-column-properties style:column-width="0.8666in" style:use-optimal-column-width="false"/>
    </style:style>
    <style:style style:name="Table225" style:family="table">
      <style:table-properties style:width="6.7902in" fo:margin-left="-0.0486in" table:align="left"/>
    </style:style>
    <style:style style:name="TableRow228" style:family="table-row">
      <style:table-row-properties style:use-optimal-row-height="false"/>
    </style:style>
    <style:style style:name="TableCell229" style:family="table-cell">
      <style:table-cell-properties fo:border="none" fo:padding-top="0in" fo:padding-left="0.0486in" fo:padding-bottom="0in" fo:padding-right="0.0486in"/>
    </style:style>
    <style:style style:name="P230" style:parent-style-name="Equação" style:family="paragraph">
      <style:paragraph-properties style:snap-to-layout-grid="false"/>
    </style:style>
    <style:style style:name="TableCell231" style:family="table-cell">
      <style:table-cell-properties fo:border="none" fo:padding-top="0in" fo:padding-left="0.0486in" fo:padding-bottom="0in" fo:padding-right="0.0486in"/>
    </style:style>
    <style:style style:name="P232" style:parent-style-name="Equação" style:family="paragraph">
      <style:paragraph-properties style:snap-to-layout-grid="false"/>
    </style:style>
    <style:style style:name="TableColumn234" style:family="table-column">
      <style:table-column-properties style:column-width="5.9236in" style:use-optimal-column-width="false"/>
    </style:style>
    <style:style style:name="TableColumn235" style:family="table-column">
      <style:table-column-properties style:column-width="0.8666in" style:use-optimal-column-width="false"/>
    </style:style>
    <style:style style:name="Table233" style:family="table">
      <style:table-properties style:width="6.7902in" fo:margin-left="-0.0486in" table:align="left"/>
    </style:style>
    <style:style style:name="TableRow236" style:family="table-row">
      <style:table-row-properties style:use-optimal-row-height="false"/>
    </style:style>
    <style:style style:name="TableCell237" style:family="table-cell">
      <style:table-cell-properties fo:border="none" fo:padding-top="0in" fo:padding-left="0.0486in" fo:padding-bottom="0in" fo:padding-right="0.0486in"/>
    </style:style>
    <style:style style:name="P238" style:parent-style-name="Equação" style:family="paragraph">
      <style:paragraph-properties style:snap-to-layout-grid="false"/>
    </style:style>
    <style:style style:name="TableCell239" style:family="table-cell">
      <style:table-cell-properties fo:border="none" fo:padding-top="0in" fo:padding-left="0.0486in" fo:padding-bottom="0in" fo:padding-right="0.0486in"/>
    </style:style>
    <style:style style:name="P240" style:parent-style-name="Equação" style:family="paragraph">
      <style:paragraph-properties style:snap-to-layout-grid="false"/>
    </style:style>
    <style:style style:name="P241" style:parent-style-name="TítulodeCapítulo" style:master-page-name="MP14" style:family="paragraph">
      <style:paragraph-properties fo:break-before="page"/>
    </style:style>
    <style:style style:name="P242" style:parent-style-name="CorpodeTexto" style:family="paragraph">
      <style:text-properties style:font-weight-complex="bold"/>
    </style:style>
    <style:style style:name="P243" style:parent-style-name="TítulodeCapítulo" style:master-page-name="MP15" style:family="paragraph">
      <style:paragraph-properties fo:break-before="page"/>
    </style:style>
    <style:style style:name="P244" style:parent-style-name="CorpodeTexto" style:family="paragraph">
      <style:text-properties style:font-weight-complex="bold"/>
    </style:style>
    <style:style style:name="P245" style:parent-style-name="TítulodeCapítulo" style:master-page-name="MP16" style:family="paragraph">
      <style:paragraph-properties fo:break-before="page"/>
    </style:style>
    <style:style style:name="P246" style:parent-style-name="CorpodeTexto" style:family="paragraph">
      <style:text-properties style:font-weight-complex="bold"/>
    </style:style>
    <style:style style:name="P247" style:parent-style-name="TítulodeCapítulo" style:master-page-name="MP17" style:family="paragraph">
      <style:paragraph-properties fo:break-before="page"/>
    </style:style>
    <style:style style:name="P248" style:parent-style-name="Pós-textoTítulodeReferênciaseGlossário" style:master-page-name="MP18" style:family="paragraph">
      <style:paragraph-properties fo:break-before="page"/>
    </style:style>
    <style:style style:name="T249" style:parent-style-name="Fonteparág.padrão" style:family="text">
      <style:text-properties fo:font-weight="bold" style:font-weight-asian="bold"/>
    </style:style>
    <style:style style:name="P250" style:parent-style-name="Pós-textoTítulodeReferênciaseGlossário" style:master-page-name="MP19" style:family="paragraph">
      <style:paragraph-properties fo:break-before="page"/>
    </style:style>
    <style:style style:name="T251" style:parent-style-name="Fonteparág.padrão" style:family="text">
      <style:text-properties style:font-weight-complex="bold"/>
    </style:style>
    <style:style style:name="T252" style:parent-style-name="Fonteparág.padrão" style:family="text">
      <style:text-properties style:font-weight-complex="bold"/>
    </style:style>
    <style:style style:name="T253" style:parent-style-name="Fonteparág.padrão" style:family="text">
      <style:text-properties fo:font-weight="bold" style:font-weight-asian="bold"/>
    </style:style>
    <style:style style:name="T254" style:parent-style-name="Fonteparág.padrão" style:family="text">
      <style:text-properties style:font-weight-complex="bold"/>
    </style:style>
    <style:style style:name="P255" style:parent-style-name="Pós-textoTítulodeReferênciaseGlossário" style:master-page-name="MP20" style:family="paragraph">
      <style:paragraph-properties fo:break-before="page" fo:text-align="center"/>
    </style:style>
    <style:style style:name="P256" style:parent-style-name="Pós-textoTítulodeReferênciaseGlossário" style:family="paragraph">
      <style:paragraph-properties fo:text-align="center"/>
    </style:style>
    <style:style style:name="P257" style:parent-style-name="Pós-textoTítulodeReferênciaseGlossário" style:family="paragraph">
      <style:paragraph-properties fo:text-align="center"/>
    </style:style>
    <style:style style:name="P258" style:parent-style-name="Pós-textoTítulodeReferênciaseGlossário" style:family="paragraph">
      <style:paragraph-properties fo:text-align="center"/>
    </style:style>
    <style:style style:name="P259" style:parent-style-name="Pós-textoTítulodeReferênciaseGlossário" style:family="paragraph">
      <style:paragraph-properties fo:text-align="center"/>
    </style:style>
    <style:style style:name="P260" style:parent-style-name="Pós-textoTítulodeReferênciaseGlossário" style:family="paragraph">
      <style:paragraph-properties fo:text-align="center"/>
    </style:style>
    <style:style style:name="P261" style:parent-style-name="Pré-textoTítulodoSumário" style:family="paragraph">
      <style:text-properties fo:font-size="20pt" style:font-size-asian="20pt"/>
    </style:style>
    <style:style style:name="P262" style:parent-style-name="ApêndicesTítulo" style:master-page-name="MP21" style:family="paragraph">
      <style:paragraph-properties fo:break-before="page"/>
    </style:style>
    <style:style style:name="P263" style:parent-style-name="ApêndicesTítulodeSeção" style:family="paragraph"/>
    <style:style style:name="P264" style:parent-style-name="ApêndicesTítulodeSubseção1" style:family="paragraph"/>
    <style:style style:name="P265" style:parent-style-name="ApêndicesTítulodeSubseção2" style:family="paragraph"/>
    <style:style style:name="P266" style:parent-style-name="Pós-textoTítulodeReferênciaseGlossário" style:master-page-name="MP22" style:family="paragraph">
      <style:paragraph-properties fo:break-before="page" fo:text-align="center"/>
    </style:style>
    <style:style style:name="P267" style:parent-style-name="Pós-textoTítulodeReferênciaseGlossário" style:family="paragraph">
      <style:paragraph-properties fo:text-align="center"/>
    </style:style>
    <style:style style:name="P268" style:parent-style-name="Pós-textoTítulodeReferênciaseGlossário" style:family="paragraph">
      <style:paragraph-properties fo:text-align="center"/>
    </style:style>
    <style:style style:name="P269" style:parent-style-name="Pós-textoTítulodeReferênciaseGlossário" style:family="paragraph">
      <style:paragraph-properties fo:text-align="center"/>
    </style:style>
    <style:style style:name="P270" style:parent-style-name="Pós-textoTítulodeReferênciaseGlossário" style:family="paragraph">
      <style:paragraph-properties fo:text-align="center"/>
    </style:style>
    <style:style style:name="P271" style:parent-style-name="Pós-textoTítulodeReferênciaseGlossário" style:family="paragraph">
      <style:paragraph-properties fo:text-align="center"/>
    </style:style>
    <style:style style:name="P272" style:parent-style-name="Pré-textoTítulodoSumário" style:family="paragraph">
      <style:text-properties fo:font-size="20pt" style:font-size-asian="20pt"/>
    </style:style>
    <style:style style:name="P273" style:parent-style-name="AnexosTítulo" style:master-page-name="MP23" style:family="paragraph">
      <style:paragraph-properties fo:break-before="page"/>
    </style:style>
    <style:style style:name="P274" style:parent-style-name="AnexosTítulodeSeção" style:family="paragraph"/>
    <style:style style:family="graphic" style:name="a0"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UNIVERSIDADE FEDERAL DE SANTA CATARINA</text:p>
      <text:p text:style-name="Pré-textoIdentificaçãodoCurso">CENTRO TECNOLÓGICO</text:p>
      <text:p text:style-name="Pré-textoIdentificaçãodoCurso">DEPARTAMENTO DE INFORMÁTICA E ESTATÍSTICA</text:p>
      <text:p text:style-name="Pré-textoIdentificaçãodoCurso">CURSO DE SISTEMAS DE INFORMAÇÃO</text:p>
      <text:p text:style-name="Pré-textoTítulodoTrabalho"/>
      <text:p text:style-name="Pré-textoTítulodoTrabalho"/>
      <text:p text:style-name="Pré-textoTítulodoTrabalho"/>
      <text:p text:style-name="Pré-textoTítulodoTrabalho"/>
      <text:p text:style-name="Pré-textoTítulodoTrabalho"/>
      <text:p text:style-name="Pré-textoTítulodoTrabalho"/>
      <text:p text:style-name="Pré-textoTítulodoTrabalho"/>
      <text:p text:style-name="Pré-textoTítulodoTrabalho"/>
      <text:p text:style-name="Pré-textoTítulodoTrabalho"/>
      <text:p text:style-name="P2">MobilE<text:s/>DEVICES<text:s/>AS GUI FOR SMART<text:s/>OBJECTS</text:p>
      <text:p text:style-name="P3"/>
      <text:p text:style-name="P4"/>
      <text:p text:style-name="Pré-textoTextodaCapa"><text:span text:style-name="T5">Área de</text:span><text:span text:style-name="T6"><text:s/>nome da Área de Concentração</text:span></text:p>
      <text:p text:style-name="Pré-textoTextodaCapa"/>
      <text:p text:style-name="Pré-textoTextodaCapa"/>
      <text:p text:style-name="Pré-textoTextodaCapa">por</text:p>
      <text:p text:style-name="Pré-textoTextodaCapa"/>
      <text:p text:style-name="Pré-textoTextodaCapa"/>
      <text:p text:style-name="P7">Ercílio Gonçalves Nascimento</text:p>
      <text:p text:style-name="Pré-textoTextodaCapa"/>
      <text:p text:style-name="Pré-textoTextodaCapa"/>
      <text:p text:style-name="Pré-textoTextodaCapa"/>
      <text:p text:style-name="Pré-textoTextodaCapa"/>
      <text:p text:style-name="P8">Nome do Orientador(a), Titulação</text:p>
      <text:p text:style-name="Pré-textoTextodaCapa">Orientador<text:span text:style-name="T9">a</text:span></text:p>
      <text:p text:style-name="Pré-textoTextodaCapa"/>
      <text:p text:style-name="Pré-textoTextodaCapa"/>
      <text:p text:style-name="Pré-textoTextodaCapa"/>
      <text:p text:style-name="P10">Nome do Co-orientador(a), Titulação</text:p>
      <text:p text:style-name="Pré-textoTextodaCapa">Co-orientador<text:span text:style-name="T11">a</text:span></text:p>
      <text:p text:style-name="Pré-textoTextodaCapa"/>
      <text:p text:style-name="Pré-textoTextodaCapa"/>
      <text:p text:style-name="Pré-textoTextodaCapa"/>
      <text:p text:style-name="Pré-textoTextodaCapa"/>
      <text:p text:style-name="Pré-textoTextodaCapa"/>
      <text:p text:style-name="Pré-textoTextodaCapa">Florianópolis (SC),<text:s/><text:span text:style-name="T12">Dezembro</text:span><text:s/>de<text:s/><text:span text:style-name="T13">2013</text:span></text:p>
      <text:soft-page-break/>
      <text:p text:style-name="P14">UNIVERSIDADE FEDERAL DE<text:s/>SANTA CATARINA</text:p>
      <text:p text:style-name="Pré-textoIdentificaçãodoCurso">CENTRO TECNOLÓGICO</text:p>
      <text:p text:style-name="Pré-textoIdentificaçãodoCurso">DEPARTAMENTO DE INFORMÁTICA E ESTATÍSTICA</text:p>
      <text:p text:style-name="Pré-textoIdentificaçãodoCurso">CURSO DE SISTEMAS DE INFORMAÇÃO</text:p>
      <text:p text:style-name="Pré-textoTítulodoTrabalho"/>
      <text:p text:style-name="Pré-textoTítulodoTrabalho"/>
      <text:p text:style-name="Pré-textoTítulodoTrabalho"/>
      <text:p text:style-name="Pré-textoTítulodoTrabalho"/>
      <text:p text:style-name="Pré-textoTítulodoTrabalho"/>
      <text:p text:style-name="Pré-textoTítulodoTrabalho"/>
      <text:p text:style-name="Pré-textoTítulodoTrabalho"/>
      <text:p text:style-name="Pré-textoTítulodoTrabalho"/>
      <text:p text:style-name="Pré-textoTítulodoTrabalho"/>
      <text:p text:style-name="Pré-textoTítulodoTrabalho"/>
      <text:p text:style-name="P15">MobilE<text:s/>DEVICES<text:s/>AS GUI FOR SMART OBJECTS</text:p>
      <text:p text:style-name="P16"/>
      <text:p text:style-name="P17"/>
      <text:p text:style-name="Pré-textoTextodaCapa"><text:span text:style-name="T18">Área de</text:span><text:span text:style-name="T19"><text:s/>nome da Área de Concentração</text:span></text:p>
      <text:p text:style-name="P20"/>
      <text:p text:style-name="Pré-textoTextodaCapa"/>
      <text:p text:style-name="Pré-textoTextodaCapa"/>
      <text:p text:style-name="Pré-textoTextodaCapa">por</text:p>
      <text:p text:style-name="Pré-textoTextodaCapa"/>
      <text:p text:style-name="Pré-textoTextodaCapa"/>
      <text:p text:style-name="P21">Ercílio Gonçalves Nascimento</text:p>
      <text:p text:style-name="Pré-textoTextodaCapa"/>
      <text:p text:style-name="Pré-textoTextodaCapa"/>
      <text:p text:style-name="Pré-textoTextodaCapa"/>
      <text:p text:style-name="Pré-textoTextodaCapa"/>
      <text:p text:style-name="P22">Relatório apresentado à<text:s/>Banca Examinadora do Trabalho de Conclusão do Curso de Sistemas de Informação para análise e aprovação.</text:p>
      <text:p text:style-name="P23"><text:span text:style-name="T24">Orientador</text:span><text:span text:style-name="T25">a</text:span><text:span text:style-name="T26">:<text:s/></text:span><text:span text:style-name="T27">Nome do Orientador(a), Titulação</text:span></text:p>
      <text:p text:style-name="Pré-textoTextodaCapa"/>
      <text:p text:style-name="Pré-textoTextodaCapa"/>
      <text:p text:style-name="Pré-textoTextodaCapa"/>
      <text:p text:style-name="Pré-textoTextodaCapa"/>
      <text:p text:style-name="Pré-textoTextodaCapa"/>
      <text:p text:style-name="Pré-textoTextodaCapa"/>
      <text:p text:style-name="Pré-textoTextodaCapa"/>
      <text:p text:style-name="Pré-textoTextodaCapa">Florianópolis (SC),<text:s/><text:span text:style-name="T28">Dezembro</text:span><text:s/>de<text:s/><text:span text:style-name="T29">2013</text:span></text:p>
      <text:soft-page-break/>
      <text:p text:style-name="Pré-textoTítulodoSumário">sumário</text:p>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0"><text:a xlink:href="#__RefHeading__41_337392070" office:target-frame-name="_top" xlink:show="replace">1 <text:s/>INTRODUÇÃO<text:tab/>1</text:a></text:p>
          <text:p text:style-name="P31"><text:a xlink:href="#__RefHeading__43_337392070" office:target-frame-name="_top" xlink:show="replace">1.1 PROBLEMATIZAÇÃO<text:tab/>1</text:a></text:p>
          <text:p text:style-name="P32"><text:a xlink:href="#__RefHeading__45_337392070" office:target-frame-name="_top" xlink:show="replace">1.1.1 <text:s/>Formulação do Problema<text:tab/>1</text:a></text:p>
          <text:p text:style-name="P33"><text:a xlink:href="#__RefHeading__47_337392070" office:target-frame-name="_top" xlink:show="replace">1.1.2 <text:s/>Solução Proposta<text:tab/>1</text:a></text:p>
          <text:p text:style-name="P34"><text:a xlink:href="#__RefHeading__49_337392070" office:target-frame-name="_top" xlink:show="replace">1.2 OBJETIVOS<text:tab/>1</text:a></text:p>
          <text:p text:style-name="P35"><text:a xlink:href="#__RefHeading__51_337392070" office:target-frame-name="_top" xlink:show="replace">1.2.1 <text:s/>Objetivo Geral<text:tab/>1</text:a></text:p>
          <text:p text:style-name="P36"><text:a xlink:href="#__RefHeading__53_337392070" office:target-frame-name="_top" xlink:show="replace">1.2.2 <text:s/>Objetivos Específicos<text:tab/>1</text:a></text:p>
          <text:p text:style-name="P37"><text:a xlink:href="#__RefHeading__55_337392070" office:target-frame-name="_top" xlink:show="replace">1.3 Metodologia<text:tab/>1</text:a></text:p>
          <text:p text:style-name="P38"><text:a xlink:href="#__RefHeading__57_337392070" office:target-frame-name="_top" xlink:show="replace">1.4 Estrutura do trabalho<text:tab/>1</text:a></text:p>
          <text:p text:style-name="P39"><text:a xlink:href="#__RefHeading__59_337392070" office:target-frame-name="_top" xlink:show="replace">2 <text:s/>FUNDAMENTAÇÃO TEÓRICA<text:tab/>2</text:a></text:p>
          <text:p text:style-name="P40"><text:a xlink:href="#__RefHeading__61_337392070" office:target-frame-name="_top" xlink:show="replace">2.1 Título de seção<text:tab/>2</text:a></text:p>
          <text:p text:style-name="P41"><text:a xlink:href="#__RefHeading__63_337392070" office:target-frame-name="_top" xlink:show="replace">2.1.1 <text:s/>Título de Subseção 1<text:tab/>2</text:a></text:p>
          <text:p text:style-name="P42"><text:a xlink:href="#__RefHeading__65_337392070" office:target-frame-name="_top" xlink:show="replace">2.1.1.1 Título de Subseção 2<text:tab/>2</text:a></text:p>
          <text:p text:style-name="P43"><text:a xlink:href="#__RefHeading__67_337392070" office:target-frame-name="_top" xlink:show="replace">3 <text:s/>PROJETO<text:tab/>5</text:a></text:p>
          <text:p text:style-name="P44"><text:a xlink:href="#__RefHeading__69_337392070" office:target-frame-name="_top" xlink:show="replace">3.1 REQUISITOS<text:tab/>5</text:a></text:p>
          <text:p text:style-name="P45"><text:a xlink:href="#__RefHeading__71_337392070" office:target-frame-name="_top" xlink:show="replace">3.2 PROJETO<text:tab/>5</text:a></text:p>
          <text:p text:style-name="P46"><text:a xlink:href="#__RefHeading__73_337392070" office:target-frame-name="_top" xlink:show="replace">3.3 PLANEJAMENTO DO TCC II (apenas no TCC I)<text:tab/>5</text:a></text:p>
          <text:p text:style-name="P47"><text:a xlink:href="#__RefHeading__75_337392070" office:target-frame-name="_top" xlink:show="replace">3.3.1 <text:s/>Metodologia<text:tab/>5</text:a></text:p>
          <text:p text:style-name="P48"><text:a xlink:href="#__RefHeading__77_337392070" office:target-frame-name="_top" xlink:show="replace">3.3.2 <text:s/>Cronograma<text:tab/>5</text:a></text:p>
          <text:p text:style-name="P49"><text:a xlink:href="#__RefHeading__79_337392070" office:target-frame-name="_top" xlink:show="replace">3.3.3 <text:s/>Análise de Riscos<text:tab/>5</text:a></text:p>
          <text:p text:style-name="P50"><text:a xlink:href="#__RefHeading__81_337392070" office:target-frame-name="_top" xlink:show="replace">4 <text:s/>dESENVOLVIMENTO<text:tab/>6</text:a></text:p>
          <text:p text:style-name="P51"><text:a xlink:href="#__RefHeading__83_337392070" office:target-frame-name="_top" xlink:show="replace">4.1 VISÃO<text:s/>GERAL<text:tab/>6</text:a></text:p>
          <text:p text:style-name="P52"><text:a xlink:href="#__RefHeading__85_337392070" office:target-frame-name="_top" xlink:show="replace">4.2 DESCRIÇÃO DE ...<text:tab/>6</text:a></text:p>
          <text:p text:style-name="P53"><text:a xlink:href="#__RefHeading__87_337392070" office:target-frame-name="_top" xlink:show="replace">4.2.1 <text:s/>...<text:tab/>6</text:a></text:p>
          <text:p text:style-name="P54"><text:a xlink:href="#__RefHeading__89_337392070" office:target-frame-name="_top" xlink:show="replace">4.2.2 <text:s/>...<text:tab/>6</text:a></text:p>
          <text:p text:style-name="P55"><text:a xlink:href="#__RefHeading__91_337392070" office:target-frame-name="_top" xlink:show="replace">5 <text:s/>RESULTADOS<text:tab/>7</text:a></text:p>
          <text:p text:style-name="P56"><text:a xlink:href="#__RefHeading__93_337392070" office:target-frame-name="_top" xlink:show="replace">5.1 DESCRIÇÃO DOS EXPERIMENTOS<text:tab/>7</text:a></text:p>
          <text:p text:style-name="P57"><text:a xlink:href="#__RefHeading__95_337392070" office:target-frame-name="_top" xlink:show="replace">5.2 RESULTADOS ...<text:tab/>7</text:a></text:p>
          <text:p text:style-name="P58"><text:a xlink:href="#__RefHeading__97_337392070" office:target-frame-name="_top" xlink:show="replace">5.2.1 <text:s/>...<text:tab/>7</text:a></text:p>
          <text:p text:style-name="P59"><text:a xlink:href="#__RefHeading__99_337392070" office:target-frame-name="_top" xlink:show="replace">5.2.2 <text:s/>...<text:tab/>7</text:a></text:p>
          <text:p text:style-name="P60"><text:a xlink:href="#__RefHeading__101_337392070" office:target-frame-name="_top" xlink:show="replace">6 <text:s/>CONCLUSÕES<text:tab/>8</text:a></text:p>
        </text:index-body>
      </text:table-of-content>
      <text:p text:style-name="P61"/>
      <text:p text:style-name="P62"/>
      <text:p text:style-name="P63"/>
      <text:section text:name="Sect2" text:style-name="S2">
        <text:p text:style-name="P64"/>
      </text:section>
      <text:p text:style-name="P65"><text:bookmark-start text:name="__RefHeading__3_677556740"/><text:bookmark-end text:name="__RefHeading__3_677556740"/><text:soft-page-break/>LISTA DE ABREVIATURAS</text:p>
      <text:p text:style-name="Pré-textoListadeAbreviaturas">TCC<text:tab/>Trabalho de Conclusão de Curso</text:p>
      <text:p text:style-name="Pré-textoListadeAbreviaturas">UFSC<text:tab/>Universidade Federal de Santa Catarina</text:p>
      <text:p text:style-name="P66"><text:bookmark-start text:name="__RefHeading__5_677556740"/><text:bookmark-end text:name="__RefHeading__5_677556740"/><text:soft-page-break/>LISTA DE FIGURAS</text:p>
      <text:p text:style-name="P67">Figura 1. Nome da figura<text:tab/>3</text:p>
      <text:p text:style-name="P68">Figura 2. Nome da figura<text:tab/>3</text:p>
      <text:section text:name="Sect5" text:style-name="S5">
        <text:p text:style-name="P69"/>
      </text:section>
      <text:p text:style-name="P70"><text:bookmark-start text:name="__RefHeading__7_677556740"/><text:bookmark-end text:name="__RefHeading__7_677556740"/><text:soft-page-break/>LISTA DE<text:s/>TABELAS</text:p>
      <text:p text:style-name="P71">Tabela 1. Nome da tabela<text:tab/>3</text:p>
      <text:p text:style-name="P72">Tabela 2. Nome da tabela<text:tab/>4</text:p>
      <text:section text:name="Sect7" text:style-name="S7">
        <text:p text:style-name="P73"/>
      </text:section>
      <text:p text:style-name="P74"><text:bookmark-start text:name="__RefHeading__9_677556740"/><text:bookmark-end text:name="__RefHeading__9_677556740"/><text:soft-page-break/>LISTA DE EQUAÇÕES</text:p>
      <text:p text:style-name="P75">Equação 1<text:tab/>4</text:p>
      <text:p text:style-name="P76">Equação 2<text:tab/>4</text:p>
      <text:section text:name="Sect9" text:style-name="S9">
        <text:p text:style-name="P77"/>
      </text:section>
      <text:p text:style-name="P78"><text:bookmark-start text:name="__RefHeading__11_677556740"/><text:bookmark-end text:name="__RefHeading__11_677556740"/><text:soft-page-break/>RESUMO</text:p>
      <text:p text:style-name="Pré-textoTextodoResumo"><text:span text:style-name="T79">SOBRENOME DO AUTOR(A), Prenome do(a) autor(a)</text:span>.<text:s/><text:span text:style-name="T80">Título do Trabalho de Conclusão de Curso</text:span><text:span text:style-name="T81">.<text:s/></text:span>Florianópolis,<text:s/><text:span text:style-name="T82">Ano</text:span>.<text:s/><text:span text:style-name="T83">no</text:span><text:s/>f. Trabalho de Conclusão de<text:s/>Curso (Graduação em Sistemas de Informação) – Departamento de Informática e Estatística – Centro Tecnológico, Universidade Federal de Santa Catarina, Florianópolis,<text:s/><text:span text:style-name="T84">Ano</text:span>.</text:p>
      <text:p text:style-name="Pré-textoTextodoResumo"/>
      <text:p text:style-name="Pré-textoTextodoResumo"><text:span text:style-name="T85">Oioioi oioioioioioi oio oioioioi oioioio oioioi oioioioioioi oioioi oio oioioioi oio</text:span><text:span text:style-name="T86">ioio oioioi oioioioioioi oioioi oio oioioioi oioioio oioioi oioioioioioi oioioi oio oioioioi oioioio oioioi oio ioioioioi oioioi oio oioioioi oioioio oioioi oioioioioioi oioioi oio oioioioi oioioio oioioi oioioioioioi oioioi oio oioioioi oioioio oioioi oio</text:span><text:span text:style-name="T87">ioioioioi oioioi oio oioioioi oioioio oioioi oioioioioioi oioioi oio oi oioioi oioioio oioioi oio oioioioi oioioio oioioi oioioioioioi oioioi oioioioioioi oioioi oio oioioioi oioioio oioioi oioioioioioi oioioi oio oioioioi oioioio oioioi oioioioioioi oioio</text:span><text:span text:style-name="T88">i oio oioioioi oioioio oioioi oioioioioioi oioioi oio oioioioi oioioio oioioi oioioioioioi oioioi oio oioioioi oioioio oioioi oioioioioioi oioioi oio oioioioi oioioio oioioi oioioioioioi oioioi ioioioioi oioioi oio oioioioi oioioio oioioi oioioioioioi oioi</text:span><text:span text:style-name="T89">oi oio oioioioi oioioio oioioi oioioioioioi oioioi oio oioioioi oioioio oioioi oioioioioioi oioioi oio oioioioi oioioio oioioi oioioioioioi oioioi oio oi oioioi oioioio oioioi oio oioioioi oioioio oioioi oioioioioioi oioioi oioioioioioi oioioi oio oioioioi</text:span><text:span text:style-name="T90"><text:s/>oioioio oioioi oioioioioioi oioioi oio oioioioi oioioio oioioi oioioioioioi oioioi oio oioioioi oioioio oioioi oioioioioioi oioioi oio oioioioi oioioio oioioi oioioioioioi oioioi oio oioioioi oioioio oioioi oioioioioioi oioioi oio oioioioi oioioio oioioi<text:s/></text:span><text:span text:style-name="T91">oioioioioioi oioioi oioioioioioi oioioi oioioioioioi oioioi oio oioioioi oioioio oioioi oioioioioioi oioioi oio oioioioi oioioio oioioi oioioioioioi oioioi oio oioioioi oioioio oioioi oioioioioioi oioioi oio oioioioi oioioio oioioi oioioioioioi oioioi oio<text:s/></text:span><text:span text:style-name="T92">oioioioi oioioio oioioi oioioioioioi oioioi oio oioioioi oioioio oioioi oioioioioioi oioioi</text:span>.</text:p>
      <text:p text:style-name="Pré-textoTextodoResumo"/>
      <text:p text:style-name="Pré-textoTextodoResumo"><text:span text:style-name="T93">Palavras-chave</text:span>:<text:s/><text:span text:style-name="T94">Palavra-Chave 1. Palavra-Chave 2. Palavra-Chave 3.</text:span></text:p>
      <text:p text:style-name="P95"><text:bookmark-start text:name="__RefHeading__13_677556740"/><text:bookmark-end text:name="__RefHeading__13_677556740"/><text:soft-page-break/>ABSTRACT</text:p>
      <text:p text:style-name="P96">Hihihihihi hihi hihihihihih hihihi hihihihihihih hi hihihi hihihi hihi hihihihihih hihihi hihihihihihih hi hihihi hihihi hihi hihihihihih hihihi hihihihihihih hi hihihi hihihi hihi hihihihihih hihihi hihihihihihih hi hihihi hihihi hihi hihihihihih hihihi hihihihihihih hi hihihi hihihi hihi hihihihihih hihihi hihihihihihih hi hihihi hihihi hihi hihihihihih hihihi hihihihihihih hi hihihi hihihi hihi hihihihihih hihihi hihihihihihih hi hihihi hihihi hihi hihihihihih hihihi hihihihihihih hi hihihi hihihi hihi hihihihihih hihihi hihihihihihih hi hihihi hihihi hihi hihihihihih hihihi hihihihihihih<text:s/>hi hihihi hihihi hihi hihihihihih hihihi hihihihihihih hi hihihi hihihi hihi hihihihihih hihihi hihihihihihih hi hihihi hihihi hihi hihihihihih hihihi hihihihihihih hi hihihi hihihi hihi hihihihihih hihihi hihihihihihih hi hihihi hihihi hihi hihihihihih hihihi hihihihihihih hi hihihi hihihi hihi hihihihihih hihihi hihihi hihihi hihihihihihih hi hihihi hihihi hihi hihihihihih hihihi hihihihihihih hi hihihi hihihi hihi hihihihihih hihihi hihihihihihih hi hihihi hihihi hihi hihihihihih hihihi hihihihihihih hi<text:s/>hihihi hihih hihi hihihihihih hihihi hihihihihihih hi hihihi hihihi hihi hihihihihih hihihi hihihihihihih hi hihihi hihihi hihi hihihihihih hihihi hihihihihihih hi hihihi hihihi hihi hihihihihih hihihi hihihihihihih hi hihihi hihihi hihi hihihihihih hihihi hihihihihihih hi hihihi hihihi hihi hihihihihih hihihi hihihihihihih hi hihihi hihihi hihi hihihihihih hihihi hihihihihihih hi hihihi hihihi hihi hihihihihih hihihi hihihihihihih hi hihihi hihihi hihi hihihihihih hihihi hihihihihihih hi hihihi hihihi hihi hihihihihih hihihi hihihihihihih hi hihihi hihihi.</text:p>
      <text:p text:style-name="Pré-textoTextodoAbstract"/>
      <text:p text:style-name="Pré-textoTextodoAbstract"><text:span text:style-name="T97">Keywords</text:span>:<text:s/><text:span text:style-name="T98">Keyword 1. Keyword 2. Keyword 3.</text:span></text:p>
      <text:h text:style-name="P99" text:outline-level="1"><text:bookmark-start text:name="__RefHeading__15_677556740"/><text:bookmark-start text:name="__RefHeading__41_337392070"/><text:bookmark-end text:name="__RefHeading__15_677556740"/><text:soft-page-break/>INTRODUÇÃO<text:bookmark-end text:name="__RefHeading__41_337392070"/></text:h>
      <text:p text:style-name="CorpodeTexto">Oioioi oioioioioioi oio oioioioi oioioi...</text:p>
      <text:h text:style-name="TítulodeSeção" text:outline-level="2"><text:bookmark-start text:name="__RefHeading__17_677556740"/><text:bookmark-start text:name="__RefHeading__43_337392070"/><text:bookmark-end text:name="__RefHeading__17_677556740"/>PROBLEMATIZAÇÃO<text:bookmark-end text:name="__RefHeading__43_337392070"/></text:h>
      <text:h text:style-name="TítulodeSubseção1" text:outline-level="3"><text:bookmark-start text:name="__RefHeading__19_677556740"/><text:bookmark-start text:name="__RefHeading__45_337392070"/><text:bookmark-end text:name="__RefHeading__19_677556740"/>Formulação do Problema<text:bookmark-end text:name="__RefHeading__45_337392070"/></text:h>
      <text:p text:style-name="CorpodeTexto">Oioioi oioioioioioi oio oioioioi oioioi...</text:p>
      <text:h text:style-name="TítulodeSubseção1" text:outline-level="3"><text:bookmark-start text:name="__RefHeading__21_677556740"/><text:bookmark-start text:name="__RefHeading__47_337392070"/><text:bookmark-end text:name="__RefHeading__21_677556740"/>Solução Proposta<text:bookmark-end text:name="__RefHeading__47_337392070"/></text:h>
      <text:p text:style-name="CorpodeTexto">Oioioi<text:s/>oioioioioioi oio oioioioi oioioi...</text:p>
      <text:h text:style-name="TítulodeSeção" text:outline-level="2"><text:bookmark-start text:name="__RefHeading__23_677556740"/><text:bookmark-start text:name="__RefHeading__49_337392070"/><text:bookmark-end text:name="__RefHeading__23_677556740"/>OBJETIVOS<text:bookmark-end text:name="__RefHeading__49_337392070"/></text:h>
      <text:h text:style-name="TítulodeSubseção1" text:outline-level="3"><text:bookmark-start text:name="__RefHeading__25_677556740"/><text:bookmark-start text:name="__RefHeading__51_337392070"/><text:bookmark-end text:name="__RefHeading__25_677556740"/>Objetivo Geral<text:bookmark-end text:name="__RefHeading__51_337392070"/></text:h>
      <text:p text:style-name="CorpodeTexto">Oioioi oioioioioioi oio oioioioi oioioi...</text:p>
      <text:h text:style-name="TítulodeSubseção1" text:outline-level="3"><text:bookmark-start text:name="__RefHeading__27_677556740"/><text:bookmark-start text:name="__RefHeading__53_337392070"/><text:bookmark-end text:name="__RefHeading__27_677556740"/>Objetivos Específicos<text:bookmark-end text:name="__RefHeading__53_337392070"/></text:h>
      <text:list text:style-name="WW8Num6">
        <text:list-item>
          <text:p text:style-name="P100">Oioioi oioi oi oioioi oioi;</text:p>
        </text:list-item>
        <text:list-item>
          <text:p text:style-name="Listadeitenscommarcadores">Oioioi oioioioioi oioi oi oioioioioioi oioioio oioi;</text:p>
        </text:list-item>
        <text:list-item>
          <text:p text:style-name="Listadeitenscommarcadores">Oioi oioioioi oi oioioioioi oi; e</text:p>
        </text:list-item>
        <text:list-item>
          <text:p text:style-name="Listadeitenscommarcadores">Oioioioioioi oioioi oioi oi oioioioi.</text:p>
        </text:list-item>
      </text:list>
      <text:h text:style-name="TítulodeSeção" text:outline-level="2"><text:bookmark-start text:name="__RefHeading__29_677556740"/><text:bookmark-start text:name="__RefHeading__55_337392070"/><text:bookmark-end text:name="__RefHeading__29_677556740"/>Metodologia<text:bookmark-end text:name="__RefHeading__55_337392070"/></text:h>
      <text:p text:style-name="CorpodeTexto">Oioioi oioioioioioi oio oioioioi oioioi...</text:p>
      <text:h text:style-name="TítulodeSeção" text:outline-level="2"><text:bookmark-start text:name="__RefHeading__31_677556740"/><text:bookmark-start text:name="__RefHeading__57_337392070"/><text:bookmark-end text:name="__RefHeading__31_677556740"/>Estrutura do trabalho<text:bookmark-end text:name="__RefHeading__57_337392070"/></text:h>
      <text:p text:style-name="CorpodeTexto">Oioioi oioi oi oioi oioioioioi...</text:p>
      <text:h text:style-name="P101" text:outline-level="1"><text:bookmark-start text:name="__RefHeading__33_677556740"/><text:bookmark-start text:name="__RefHeading__59_337392070"/><text:bookmark-end text:name="__RefHeading__33_677556740"/><text:soft-page-break/>FUNDAMENTAÇÃO TEÓRICA<text:bookmark-end text:name="__RefHeading__59_337392070"/></text:h>
      <text:p text:style-name="CorpodeTexto">Oioioi oioi oi oioi oioioioioi...</text:p>
      <text:h text:style-name="TítulodeSeção" text:outline-level="2"><text:bookmark-start text:name="__RefHeading__35_677556740"/><text:bookmark-start text:name="__RefHeading__61_337392070"/><text:bookmark-end text:name="__RefHeading__35_677556740"/>Título de seção<text:bookmark-end text:name="__RefHeading__61_337392070"/></text:h>
      <text:h text:style-name="TítulodeSubseção1" text:outline-level="3"><text:bookmark-start text:name="__RefHeading__37_677556740"/><text:bookmark-start text:name="__RefHeading__63_337392070"/><text:bookmark-end text:name="__RefHeading__37_677556740"/>Título de Subseção 1<text:bookmark-end text:name="__RefHeading__63_337392070"/></text:h>
      <text:h text:style-name="TítulodeSubseção2" text:outline-level="4"><text:bookmark-start text:name="__RefHeading__65_337392070"/>Título de Subseção 2<text:bookmark-end text:name="__RefHeading__65_337392070"/></text:h>
      <text:p text:style-name="TítulodeSubseçãonãonumerada">Título<text:s/>de subseção não numerada</text:p>
      <text:p text:style-name="CorpodeTexto">Lista de itens com marcadores:</text:p>
      <text:list text:style-name="WW8Num6" text:continue-numbering="true">
        <text:list-item>
          <text:p text:style-name="Listadeitenscommarcadores">Oioioioio;</text:p>
        </text:list-item>
        <text:list-item>
          <text:p text:style-name="Listadeitenscommarcadores">Oioio oioioioioi oioi oioioioi oioi; e</text:p>
        </text:list-item>
        <text:list-item>
          <text:p text:style-name="Listadeitenscommarcadores">Oioi oioioi oi oioioi oi.</text:p>
        </text:list-item>
      </text:list>
      <text:p text:style-name="CorpodeTexto">Lista de itens numerados:</text:p>
      <text:list text:style-name="WW8Num5">
        <text:list-item text:start-value="1">
          <text:p text:style-name="P102">Oioioioio;</text:p>
        </text:list-item>
        <text:list-item>
          <text:p text:style-name="P103">Oioioioio oioioi oioio;</text:p>
        </text:list-item>
        <text:list-item>
          <text:p text:style-name="P104">Oioioioio oioioi oioio oioioioio oioioi oioio; e</text:p>
        </text:list-item>
        <text:list-item>
          <text:p text:style-name="P105">Oioioioio<text:s/>oioioi oioio.</text:p>
        </text:list-item>
      </text:list>
      <text:p text:style-name="CorpodeTexto">Lista de itens numerados com definições:</text:p>
      <text:list text:style-name="WW8Num9">
        <text:list-item text:start-value="1">
          <text:p text:style-name="P106"><text:span text:style-name="T107">Oioioioio</text:span>: oioioi oioio oi oioio oioioi oioioiooi oi oioioioio oi oi oioio oioioi oioioiooi oi oioioioio oi oi oioio oioioi oioioiooi oi oioioioio oi oi oioio oioioi oioioiooi oi oioioioio oi oi oioio<text:s/>oioioi oioioiooi oi oioioioio oi;</text:p>
        </text:list-item>
        <text:list-item>
          <text:p text:style-name="Listadeitensnumerados"><text:span text:style-name="T108">Oioioioio oioioi</text:span>: oi oioio oioioi oioioiooi oi oioioioio oioi oioio oioioi oioioiooi oi oioioioio oi oi oioio oioioi oioioiooi oi oioioioio oi; e</text:p>
        </text:list-item>
        <text:list-item>
          <text:p text:style-name="Listadeitensnumerados"><text:span text:style-name="T109">Oioioioio</text:span>: oioioi oioio oi oioio oioioi oioioiooi oi oioioioio oi oi oioio oioioi oioioiooi oi oioioioio oi oi oioio oioioi oioioiooi oi oioioioio oi oi oioio oioioi oioioiooi.</text:p>
        </text:list-item>
      </text:list>
      <text:p text:style-name="Legenda"/>
      <table:table table:style-name="Table110">
        <table:table-columns>
          <table:table-column table:style-name="TableColumn111"/>
        </table:table-columns>
        <table:table-row table:style-name="TableRow112">
          <table:table-cell table:style-name="TableCell113">
            <table:table table:style-name="Table114">
              <table:table-columns>
                <table:table-column table:style-name="TableColumn115"/>
              </table:table-columns>
              <table:table-row table:style-name="TableRow116">
                <table:table-cell table:style-name="TableCell117">
                  <text:p text:style-name="P118"><draw:frame draw:z-index="251658240" draw:id="id0" draw:style-name="a0" draw:name="Object1" text:anchor-type="as-char" svg:x="0in" svg:y="0in" svg:width="3.69792in" svg:height="2.3125in" style:rel-width="scale" style:rel-height="scale"><draw:object-ole draw:class-id="00020907-0000-0000-C000-000000000046" xlink:href="Object 1" xlink:type="simple" xlink:show="embed" xlink:actuate="onLoad"/><draw:image xlink:href="ObjectReplacements/Object 1" xlink:type="simple" xlink:show="embed" xlink:actuate="onLoad"/><svg:desc/></draw:frame></text:p>
                </table:table-cell>
              </table:table-row>
            </table:table>
            <text:p text:style-name="Legenda">Figura 1. Nome da figura</text:p>
            <text:p text:style-name="LegendaFontedeReferência">Fonte: Adaptado de Autor(a) (Ano).</text:p>
          </table:table-cell>
        </table:table-row>
      </table:table>
      <text:p text:style-name="CorpodeTexto">Oioioi oioi oioioi...</text:p>
      <table:table table:style-name="Table119">
        <table:table-columns>
          <table:table-column table:style-name="TableColumn120"/>
        </table:table-columns>
        <table:table-row table:style-name="TableRow121">
          <table:table-cell table:style-name="TableCell122">
            <table:table table:style-name="Table123">
              <table:table-columns>
                <table:table-column table:style-name="TableColumn124"/>
              </table:table-columns>
              <table:table-row table:style-name="TableRow125">
                <table:table-cell table:style-name="TableCell126">
                  <text:p text:style-name="P127"/>
                  <text:p text:style-name="P128">main: <text:s text:c="2"/></text:p>
                  <text:p text:style-name="Códigofonte"><text:span text:style-name="T129"><text:s/></text:span><text:span text:style-name="T130">lw <text:s/>$t0, 0($zero)</text:span></text:p>
                  <text:p text:style-name="Códigofonte"><text:span text:style-name="T131"><text:s/></text:span><text:span text:style-name="T132">add $t1, $t0,</text:span><text:span text:style-name="T133"><text:s/>$t0</text:span></text:p>
                  <text:p text:style-name="Códigofonte"><text:span text:style-name="T134"><text:s/></text:span><text:span text:style-name="T135">sw <text:s/>$t1, 0($zero)</text:span></text:p>
                  <text:p text:style-name="P136">loop:</text:p>
                  <text:p text:style-name="Códigofonte"><text:span text:style-name="T137"><text:s/></text:span><text:span text:style-name="T138">sub $s0, $t1, $t0</text:span></text:p>
                  <text:p text:style-name="Códigofonte"><text:span text:style-name="T139"><text:s/></text:span><text:span text:style-name="T140">sub $s1, $t0, $t1</text:span></text:p>
                  <text:p text:style-name="Códigofonte"><text:span text:style-name="T141"><text:s/></text:span><text:span text:style-name="T142">slt $t2, $s0, $s1</text:span></text:p>
                  <text:p text:style-name="Códigofonte"><text:span text:style-name="T143"><text:s/></text:span><text:span text:style-name="T144">slt $t3, $s1, $s0</text:span></text:p>
                  <text:p text:style-name="Códigofonte"><text:span text:style-name="T145"><text:s/></text:span><text:span text:style-name="T146">and $s2, $s0, $s1</text:span></text:p>
                  <text:p text:style-name="Códigofonte"><text:span text:style-name="T147"><text:s/></text:span><text:span text:style-name="T148">or <text:s/>$s3, $s0, $s1</text:span></text:p>
                  <text:p text:style-name="Códigofonte"><text:span text:style-name="T149"><text:s/></text:span><text:span text:style-name="T150">beq $t2, $zero, loop <text:s/></text:span></text:p>
                  <text:p text:style-name="Códigofonte"/>
                </table:table-cell>
              </table:table-row>
            </table:table>
            <text:p text:style-name="Legenda">Figura 2. Nome da figura</text:p>
          </table:table-cell>
        </table:table-row>
      </table:table>
      <text:p text:style-name="CorpodeTexto">Oioioi oioi oioioi...</text:p>
      <table:table table:style-name="Table151">
        <table:table-columns>
          <table:table-column table:style-name="TableColumn152"/>
        </table:table-columns>
        <table:table-row table:style-name="TableRow153">
          <table:table-cell table:style-name="TableCell154">
            <text:p text:style-name="P155"><text:bookmark-start text:name="_Ref68357495"/><text:bookmark-end text:name="_Ref68357495"/>Tabela 1. Nome da tabela</text:p>
            <table:table table:style-name="Table156">
              <table:table-columns>
                <table:table-column table:style-name="TableColumn157"/>
                <table:table-column table:style-name="TableColumn158"/>
                <table:table-column table:style-name="TableColumn159"/>
              </table:table-columns>
              <table:table-row table:style-name="TableRow160">
                <table:table-cell table:style-name="TableCell161">
                  <text:p text:style-name="P162">Título da<text:s/>Coluna 1</text:p>
                </table:table-cell>
                <table:table-cell table:style-name="TableCell163">
                  <text:p text:style-name="P164">Título da Coluna 2</text:p>
                </table:table-cell>
                <table:table-cell table:style-name="TableCell165">
                  <text:p text:style-name="P166">Título da Coluna 3</text:p>
                </table:table-cell>
              </table:table-row>
              <table:table-row table:style-name="TableRow167">
                <table:table-cell table:style-name="TableCell168">
                  <text:p text:style-name="P169">Dado: Linha 1, Coluna 1</text:p>
                </table:table-cell>
                <table:table-cell table:style-name="TableCell170">
                  <text:p text:style-name="P171">Dado: Linha 1, Coluna 2</text:p>
                </table:table-cell>
                <table:table-cell table:style-name="TableCell172">
                  <text:p text:style-name="P173">Dado: Linha 1, Coluna 2</text:p>
                </table:table-cell>
              </table:table-row>
              <table:table-row table:style-name="TableRow174">
                <table:table-cell table:style-name="TableCell175">
                  <text:p text:style-name="P176">Dado: Linha 2, Coluna 1</text:p>
                </table:table-cell>
                <table:table-cell table:style-name="TableCell177">
                  <text:p text:style-name="P178">Dado: Linha 2, Coluna 2</text:p>
                </table:table-cell>
                <table:table-cell table:style-name="TableCell179">
                  <text:p text:style-name="P180">Dado: Linha 2, Coluna 2</text:p>
                </table:table-cell>
              </table:table-row>
              <table:table-row table:style-name="TableRow181">
                <table:table-cell table:style-name="TableCell182">
                  <text:p text:style-name="P183">Dado: Linha 3, Coluna 1</text:p>
                </table:table-cell>
                <table:table-cell table:style-name="TableCell184">
                  <text:p text:style-name="P185">Dado: Linha 3, Coluna 2</text:p>
                </table:table-cell>
                <table:table-cell table:style-name="TableCell186">
                  <text:p text:style-name="P187">Dado: Linha 3,<text:s/>Coluna 2</text:p>
                </table:table-cell>
              </table:table-row>
            </table:table>
            <text:p text:style-name="LegendaFontedeReferência">Fonte: Adaptado de Autor(a) (Ano).</text:p>
          </table:table-cell>
        </table:table-row>
      </table:table>
      <text:p text:style-name="Legenda"/>
      <table:table table:style-name="Table188">
        <table:table-columns>
          <table:table-column table:style-name="TableColumn189"/>
        </table:table-columns>
        <table:table-row table:style-name="TableRow190">
          <table:table-cell table:style-name="TableCell191">
            <text:p text:style-name="P192">Tabela 2. Nome da tabela</text:p>
            <table:table table:style-name="Table193">
              <table:table-columns>
                <table:table-column table:style-name="TableColumn194"/>
                <table:table-column table:style-name="TableColumn195"/>
                <table:table-column table:style-name="TableColumn196"/>
              </table:table-columns>
              <table:table-row table:style-name="TableRow197">
                <table:table-cell table:style-name="TableCell198">
                  <text:p text:style-name="P199">Título da Coluna 1</text:p>
                </table:table-cell>
                <table:table-cell table:style-name="TableCell200">
                  <text:p text:style-name="P201">Título da Coluna 2</text:p>
                </table:table-cell>
                <table:table-cell table:style-name="TableCell202">
                  <text:p text:style-name="P203">Título da Coluna 3</text:p>
                </table:table-cell>
              </table:table-row>
              <table:table-row table:style-name="TableRow204">
                <table:table-cell table:style-name="TableCell205">
                  <text:p text:style-name="P206">Dado: Linha 1, Coluna 1</text:p>
                </table:table-cell>
                <table:table-cell table:style-name="TableCell207">
                  <text:p text:style-name="P208">Dado: Linha 1, Coluna 2</text:p>
                </table:table-cell>
                <table:table-cell table:style-name="TableCell209">
                  <text:p text:style-name="P210">Dado: Linha 1, Coluna 2</text:p>
                </table:table-cell>
              </table:table-row>
              <table:table-row table:style-name="TableRow211">
                <table:table-cell table:style-name="TableCell212">
                  <text:p text:style-name="P213">Dado: Linha 2, Coluna 1</text:p>
                </table:table-cell>
                <table:table-cell table:style-name="TableCell214">
                  <text:p text:style-name="P215">Dado: Linha 2, Coluna 2</text:p>
                </table:table-cell>
                <table:table-cell table:style-name="TableCell216">
                  <text:p text:style-name="P217">Dado: Linha 2, Coluna 2</text:p>
                </table:table-cell>
              </table:table-row>
              <table:table-row table:style-name="TableRow218">
                <table:table-cell table:style-name="TableCell219">
                  <text:p text:style-name="P220">Dado: Linha 3, Coluna 1</text:p>
                </table:table-cell>
                <table:table-cell table:style-name="TableCell221">
                  <text:p text:style-name="P222">Dado: Linha 3, Coluna 2</text:p>
                </table:table-cell>
                <table:table-cell table:style-name="TableCell223">
                  <text:p text:style-name="P224">Dado: Linha 3, Coluna 2</text:p>
                </table:table-cell>
              </table:table-row>
            </table:table>
            <text:p text:style-name="LegendaFontedeReferência">Fonte: Sobrenome (Ano).</text:p>
          </table:table-cell>
        </table:table-row>
      </table:table>
      <text:p text:style-name="CorpodeTexto"/>
      <table:table table:style-name="Table225">
        <table:table-columns>
          <table:table-column table:style-name="TableColumn226"/>
          <table:table-column table:style-name="TableColumn227"/>
        </table:table-columns>
        <table:table-row table:style-name="TableRow228">
          <table:table-cell table:style-name="TableCell229">
            <text:p text:style-name="P230">A = C + D</text:p>
          </table:table-cell>
          <table:table-cell table:style-name="TableCell231">
            <text:p text:style-name="P232"><text:bookmark-start text:name="_Ref69551652"/>Equação 1<text:bookmark-end text:name="_Ref69551652"/></text:p>
          </table:table-cell>
        </table:table-row>
      </table:table>
      <text:p text:style-name="Standard"/>
      <table:table table:style-name="Table233">
        <table:table-columns>
          <table:table-column table:style-name="TableColumn234"/>
          <table:table-column table:style-name="TableColumn235"/>
        </table:table-columns>
        <table:table-row table:style-name="TableRow236">
          <table:table-cell table:style-name="TableCell237">
            <text:p text:style-name="P238">E = F + G</text:p>
          </table:table-cell>
          <table:table-cell table:style-name="TableCell239">
            <text:p text:style-name="P240">Equação 2</text:p>
          </table:table-cell>
        </table:table-row>
      </table:table>
      <text:h text:style-name="P241" text:outline-level="1"><text:bookmark-start text:name="__RefHeading__39_677556740"/><text:bookmark-start text:name="__RefHeading__67_337392070"/><text:bookmark-end text:name="__RefHeading__39_677556740"/><text:soft-page-break/>PROJETO<text:bookmark-end text:name="__RefHeading__67_337392070"/></text:h>
      <text:p text:style-name="P242">Oioioi oioi oi oioi ...</text:p>
      <text:p text:style-name="CorpodeTexto">Oioioi oioioioioioi oio oioioioi oioioi...</text:p>
      <text:h text:style-name="TítulodeSeção" text:outline-level="2"><text:bookmark-start text:name="__RefHeading__67_677556740"/><text:bookmark-start text:name="__RefHeading__69_337392070"/><text:bookmark-end text:name="__RefHeading__67_677556740"/>REQUISITOS<text:bookmark-end text:name="__RefHeading__69_337392070"/></text:h>
      <text:p text:style-name="Standard"/>
      <text:h text:style-name="TítulodeSeção" text:outline-level="2"><text:bookmark-start text:name="__RefHeading__69_677556740"/><text:bookmark-start text:name="__RefHeading__71_337392070"/><text:bookmark-end text:name="__RefHeading__69_677556740"/>PROJETO<text:bookmark-end text:name="__RefHeading__71_337392070"/></text:h>
      <text:p text:style-name="CorpodeTexto"/>
      <text:h text:style-name="TítulodeSeção" text:outline-level="2"><text:bookmark-start text:name="__RefHeading__73_337392070"/>PLANEJAMENTO DO TCC II (apenas no TCC I)<text:bookmark-end text:name="__RefHeading__73_337392070"/></text:h>
      <text:h text:style-name="TítulodeSubseção1" text:outline-level="3"><text:bookmark-start text:name="__RefHeading__43_677556740"/><text:bookmark-start text:name="__RefHeading__75_337392070"/><text:bookmark-end text:name="__RefHeading__43_677556740"/>Metodologia<text:bookmark-end text:name="__RefHeading__75_337392070"/></text:h>
      <text:h text:style-name="TítulodeSubseção1" text:outline-level="3"><text:bookmark-start text:name="__RefHeading__45_677556740"/><text:bookmark-start text:name="__RefHeading__77_337392070"/><text:bookmark-end text:name="__RefHeading__45_677556740"/>Cronograma<text:bookmark-end text:name="__RefHeading__77_337392070"/></text:h>
      <text:h text:style-name="TítulodeSubseção1" text:outline-level="3"><text:bookmark-start text:name="__RefHeading__47_677556740"/><text:bookmark-start text:name="__RefHeading__79_337392070"/><text:bookmark-end text:name="__RefHeading__47_677556740"/>Análise de Riscos<text:bookmark-end text:name="__RefHeading__79_337392070"/></text:h>
      <text:p text:style-name="CorpodeTexto"/>
      <text:p text:style-name="Standard"/>
      <text:h text:style-name="P243" text:outline-level="1"><text:bookmark-start text:name="__RefHeading__39_6775567401"/><text:bookmark-start text:name="__RefHeading__81_337392070"/><text:bookmark-end text:name="__RefHeading__39_6775567401"/><text:soft-page-break/>dESENVOLVIMENTO<text:bookmark-end text:name="__RefHeading__81_337392070"/></text:h>
      <text:p text:style-name="P244">Oioioi oioi oi oioi ...</text:p>
      <text:p text:style-name="CorpodeTexto">Oioioi oioioioioioi oio oioioioi oioioi...</text:p>
      <text:h text:style-name="TítulodeSeção" text:outline-level="2"><text:bookmark-start text:name="__RefHeading__41_6775567401"/><text:bookmark-start text:name="__RefHeading__83_337392070"/><text:bookmark-end text:name="__RefHeading__41_6775567401"/>VISÃO GERAL<text:bookmark-end text:name="__RefHeading__83_337392070"/></text:h>
      <text:p text:style-name="Standard"/>
      <text:h text:style-name="TítulodeSeção" text:outline-level="2"><text:bookmark-start text:name="__RefHeading__67_6775567401"/><text:bookmark-start text:name="__RefHeading__85_337392070"/><text:bookmark-end text:name="__RefHeading__67_6775567401"/>DESCRIÇÃO DE ...<text:bookmark-end text:name="__RefHeading__85_337392070"/></text:h>
      <text:h text:style-name="TítulodeSubseção1" text:outline-level="3"><text:bookmark-start text:name="__RefHeading__87_337392070"/>...<text:bookmark-end text:name="__RefHeading__87_337392070"/></text:h>
      <text:h text:style-name="TítulodeSubseção1" text:outline-level="3"><text:bookmark-start text:name="__RefHeading__45_6775567401"/><text:bookmark-start text:name="__RefHeading__89_337392070"/><text:bookmark-end text:name="__RefHeading__45_6775567401"/>...<text:bookmark-end text:name="__RefHeading__89_337392070"/></text:h>
      <text:h text:style-name="P245" text:outline-level="1"><text:bookmark-start text:name="__RefHeading__39_67755674011"/><text:bookmark-start text:name="__RefHeading__91_337392070"/><text:bookmark-end text:name="__RefHeading__39_67755674011"/><text:soft-page-break/>RESULTADOS<text:bookmark-end text:name="__RefHeading__91_337392070"/></text:h>
      <text:p text:style-name="P246">Oioioi oioi oi oioi ...</text:p>
      <text:p text:style-name="CorpodeTexto">Oioioi<text:s/>oioioioioioi oio oioioioi oioioi...</text:p>
      <text:h text:style-name="TítulodeSeção" text:outline-level="2"><text:bookmark-start text:name="__RefHeading__41_67755674011"/><text:bookmark-start text:name="__RefHeading__93_337392070"/><text:bookmark-end text:name="__RefHeading__41_67755674011"/>DESCRIÇÃO DOS EXPERIMENTOS<text:bookmark-end text:name="__RefHeading__93_337392070"/></text:h>
      <text:p text:style-name="Standard"/>
      <text:h text:style-name="TítulodeSeção" text:outline-level="2"><text:bookmark-start text:name="__RefHeading__67_67755674011"/><text:bookmark-start text:name="__RefHeading__95_337392070"/><text:bookmark-end text:name="__RefHeading__67_67755674011"/>RESULTADOS ...<text:bookmark-end text:name="__RefHeading__95_337392070"/></text:h>
      <text:h text:style-name="TítulodeSubseção1" text:outline-level="3"><text:bookmark-start text:name="__RefHeading__97_337392070"/>...<text:bookmark-end text:name="__RefHeading__97_337392070"/></text:h>
      <text:h text:style-name="TítulodeSubseção1" text:outline-level="3"><text:bookmark-start text:name="__RefHeading__45_67755674011"/><text:bookmark-start text:name="__RefHeading__99_337392070"/><text:bookmark-end text:name="__RefHeading__45_67755674011"/>...<text:bookmark-end text:name="__RefHeading__99_337392070"/></text:h>
      <text:h text:style-name="P247" text:outline-level="1"><text:bookmark-start text:name="__RefHeading__49_677556740"/><text:bookmark-start text:name="__RefHeading__101_337392070"/><text:bookmark-end text:name="__RefHeading__49_677556740"/><text:soft-page-break/>CONCLUSÕES<text:bookmark-end text:name="__RefHeading__101_337392070"/></text:h>
      <text:p text:style-name="CorpodeTexto">Oioioioi oioi oioioi oioioi oioi...</text:p>
      <text:p text:style-name="P248"><text:bookmark-start text:name="__RefHeading__51_677556740"/><text:bookmark-end text:name="__RefHeading__51_677556740"/><text:soft-page-break/>REFERÊNCIAS BIBLIOGRÁFICAS</text:p>
      <text:p text:style-name="Pós-textoTextodeReferência">OIOIOI, Oioioi oi Oioioioioi.<text:span text:style-name="T249"><text:s/>Oioioi oi oioioioi</text:span>. Oioioi: Oioi oioio, oioioi.</text:p>
      <text:p text:style-name="P250"><text:bookmark-start text:name="__RefHeading__53_677556740"/><text:bookmark-end text:name="__RefHeading__53_677556740"/><text:soft-page-break/>GLOSSÁRIO</text:p>
      <text:p text:style-name="Pós-textoTextodoGlossário">Oioioioioi<text:tab/><text:span text:style-name="T251">Oioioi oi oioioioioi oioioi oioi oi oioioioioi oioioi oioi oi oioioioioi oioioi oioi oi oioioioioi oioioi oioi.</text:span></text:p>
      <text:p text:style-name="Pós-textoTextodoGlossário">Oioioioi<text:tab/>Ooioioioioi oi oioioi oioioi oioioi<text:s/><text:span text:style-name="T252">oioioi oioi oi oioioioioi oioioi oioi oi oioioioioi oioioi oioi oi oioioioioi oioioi oioi.</text:span></text:p>
      <text:p text:style-name="Pós-textoTextodoGlossário">Oioioi<text:span text:style-name="T253"><text:tab/></text:span>Ooioioioioi oi oioioi oioioi oioioi<text:s/><text:span text:style-name="T254">oioioi oioi oi oioioioioi oioioi oioi oi oioioioioi oioioi oioi oi oioioioioi oioioi oioi oioioi oioi oioio oi..</text:span></text:p>
      <text:p text:style-name="P255"/>
      <text:p text:style-name="P256"/>
      <text:p text:style-name="P257"/>
      <text:p text:style-name="P258"/>
      <text:p text:style-name="P259"/>
      <text:p text:style-name="P260"/>
      <text:p text:style-name="P261">APÊNDICES</text:p>
      <text:list text:style-name="WW8Num4">
        <text:list-item text:start-value="1">
          <text:p text:style-name="P262"><text:bookmark-start text:name="__RefHeading__55_677556740"/><text:bookmark-end text:name="__RefHeading__55_677556740"/><text:soft-page-break/>TÍTULO DO APÊNDICE</text:p>
        </text:list-item>
      </text:list>
      <text:p text:style-name="CorpodeTexto">Oioio oioioioi oioi oioioi oi...</text:p>
      <text:list text:style-name="WW8Num7" text:continue-numbering="true">
        <text:list-item>
          <text:list>
            <text:list-item>
              <text:p text:style-name="P263"><text:bookmark-start text:name="__RefHeading__57_677556740"/><text:bookmark-end text:name="__RefHeading__57_677556740"/>Título de seção de apêndice</text:p>
            </text:list-item>
          </text:list>
        </text:list-item>
      </text:list>
      <text:p text:style-name="CorpodeTexto">Oioioi<text:s/>oioi oioioioioi...</text:p>
      <text:list text:style-name="WW8Num7" text:continue-numbering="true">
        <text:list-item>
          <text:list>
            <text:list-item>
              <text:list>
                <text:list-item>
                  <text:p text:style-name="P264"><text:bookmark-start text:name="__RefHeading__59_677556740"/><text:bookmark-end text:name="__RefHeading__59_677556740"/>Título de Subseção 1 de Apêndice</text:p>
                </text:list-item>
              </text:list>
            </text:list-item>
          </text:list>
        </text:list-item>
      </text:list>
      <text:p text:style-name="CorpodeTexto">Oioioi oioi oioioioioi...</text:p>
      <text:list text:style-name="WW8Num7" text:continue-numbering="true">
        <text:list-item>
          <text:list>
            <text:list-item>
              <text:list>
                <text:list-item>
                  <text:list>
                    <text:list-item>
                      <text:p text:style-name="P265">Título de Subseção 1 de Apêndice</text:p>
                    </text:list-item>
                  </text:list>
                </text:list-item>
              </text:list>
            </text:list-item>
          </text:list>
        </text:list-item>
      </text:list>
      <text:p text:style-name="CorpodeTexto">Oioioi oioi oioioioioi...</text:p>
      <text:p text:style-name="P266"/>
      <text:p text:style-name="P267"/>
      <text:p text:style-name="P268"/>
      <text:p text:style-name="P269"/>
      <text:p text:style-name="P270"/>
      <text:p text:style-name="P271"/>
      <text:p text:style-name="P272">ANEXOS</text:p>
      <text:soft-page-break/>
      <text:list text:style-name="WW8Num3">
        <text:list-item text:start-value="1">
          <text:p text:style-name="P273">TÍTULO DO ANEXO</text:p>
        </text:list-item>
      </text:list>
      <text:p text:style-name="CorpodeTexto">Oioio oioioioi oioi oioioi oi...</text:p>
      <text:list text:style-name="WW8Num3" text:continue-numbering="true">
        <text:list-item>
          <text:list>
            <text:list-item>
              <text:p text:style-name="P274">TÍTULO DE SEÇÃO DE ANEXO</text:p>
            </text:list-item>
          </text:list>
        </text:list-item>
      </text:list>
      <text:p text:style-name="CorpodeTexto">Oioioi oioi oioioioio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roid Sans" svg:font-family="Droid Sans"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Droid Sans Fallback" svg:font-family="Droid Sans Fallback" style:font-family-generic="system" style:font-pitch="variable"/>
    <style:font-face style:name="Courier, 'Courier New'" svg:font-family="Courier, 'Courier New'" style:font-family-generic="modern"/>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deCapítulo" style:display-name="3. Título de Capítulo" style:family="paragraph" style:parent-style-name="Pós-textoTítulodeReferênciaseGlossário" style:next-style-name="CorpodeTexto" style:default-outline-level="1">
      <style:paragraph-properties fo:margin-left="0.25in" fo:text-indent="-0.25in">
        <style:tab-stops>
          <style:tab-stop style:type="left" style:position="0.25in"/>
        </style:tab-stops>
      </style:paragraph-properties>
      <style:text-properties fo:hyphenate="false"/>
    </style:style>
    <style:style style:name="TítulodeSeção" style:display-name="3. Título de Seção" style:family="paragraph" style:parent-style-name="TítulodeCapítulo" style:next-style-name="CorpodeTexto" style:default-outline-level="2">
      <style:paragraph-properties fo:margin-top="0.25in" fo:margin-bottom="0in" fo:margin-left="0in" fo:text-indent="0in">
        <style:tab-stops>
          <style:tab-stop style:type="left" style:position="0.625in"/>
        </style:tab-stops>
      </style:paragraph-properties>
      <style:text-properties fo:font-size="14pt" style:font-size-asian="14pt" fo:hyphenate="false"/>
    </style:style>
    <style:style style:name="TítulodeSubseção1" style:display-name="3. Título de Subseção 1" style:family="paragraph" style:parent-style-name="TítulodeSeção" style:next-style-name="CorpodeTexto" style:default-outline-level="3">
      <style:paragraph-properties>
        <style:tab-stops>
          <style:tab-stop style:type="left" style:position="0.625in"/>
          <style:tab-stop style:type="left" style:position="0.75in"/>
        </style:tab-stops>
      </style:paragraph-properties>
      <style:text-properties fo:hyphenate="false"/>
    </style:style>
    <style:style style:name="TítulodeSubseção2" style:display-name="3. Título de Subseção 2" style:family="paragraph" style:parent-style-name="TítulodeSubseção1" style:next-style-name="CorpodeTexto" style:default-outline-level="4">
      <style:paragraph-properties>
        <style:tab-stops>
          <style:tab-stop style:type="left" style:position="0.625in"/>
          <style:tab-stop style:type="left" style:position="0.75in"/>
          <style:tab-stop style:type="left" style:position="0.875in"/>
        </style:tab-stops>
      </style:paragraph-properties>
      <style:text-properties fo:font-size="12pt" style:font-size-asian="12pt" fo:hyphenate="false"/>
    </style:style>
    <style:style style:name="Heading6" style:display-name="Heading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Heading7" style:display-name="Heading 7" style:family="paragraph" style:parent-style-name="Standard" style:next-style-name="Standard" style:default-outline-level="7">
      <style:paragraph-properties fo:margin-top="0.1666in" fo:margin-bottom="0.0416in"/>
      <style:text-properties fo:hyphenate="false"/>
    </style:style>
    <style:style style:name="Heading8" style:display-name="Heading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Heading9" style:display-name="Heading 9" style:family="paragraph" style:parent-style-name="Standard" style:next-style-name="Standard" style:default-outline-level="9">
      <style:paragraph-properties fo:margin-top="0.1666in" fo:margin-bottom="0.0416in"/>
      <style:text-properties style:font-name="Arial" style:font-name-complex="Arial" fo:font-size="11pt" style:font-size-asian="11pt" style:font-size-complex="11pt" fo:hyphenate="false"/>
    </style:style>
    <style:style style:name="Normal" style:display-name="Normal" style:family="paragraph">
      <style:text-properties fo:hyphenate="false"/>
    </style:style>
    <style:style style:name="Fonteparág.padrão" style:display-name="Fonte parág. padrão" style:family="text"/>
    <text:list-style style:name="WW_OutlineListStyle_2" style:display-name="WW_OutlineListStyle_2">
      <text:list-level-style-number text:level="1" style:num-suffix=" " style:num-format="1">
        <style:list-level-properties/>
      </text:list-level-style-number>
      <text:list-level-style-number text:level="2" style:num-format="1" text:display-levels="2">
        <style:list-level-properties/>
      </text:list-level-style-number>
      <text:list-level-style-number text:level="3" style:num-suffix=" " style:num-format="1" text:display-levels="3">
        <style:list-level-properties/>
      </text:list-level-style-number>
      <text:list-level-style-number text:level="4" style:num-format="1" text:display-levels="4">
        <style:list-level-properties/>
      </text:list-level-style-number>
      <text:list-level-style-number text:level="5" style:num-format="">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Standard" style:display-name="Standard" style:family="paragraph">
      <style:paragraph-properties fo:widows="2" fo:orphans="2"/>
      <style:text-properties style:font-name-asian="Times New Roman" style:font-name-complex="Times New Roman" fo:language="pt" fo:country="BR"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Droid Sans Fallback" style:font-name-complex="Lohit Hindi" fo:font-size="14pt" style:font-size-asian="14pt" style:font-size-complex="14pt" fo:hyphenate="false"/>
    </style:style>
    <style:style style:name="Textbody" style:display-name="Text body" style:family="paragraph" style:parent-style-name="Standard">
      <style:paragraph-properties fo:background-color="#F3F3F3"/>
      <style:text-properties style:font-name="Arial" style:font-name-complex="Arial" fo:font-size="10pt" style:font-size-asian="10pt" fo:hyphenate="false"/>
    </style:style>
    <style:style style:name="Lista" style:display-name="Lista" style:family="paragraph" style:parent-style-name="Textbody">
      <style:text-properties style:font-name-complex="Lohit Hindi" fo:hyphenate="false"/>
    </style:style>
    <style:style style:name="Caption" style:display-name="Caption" style:family="paragraph" style:parent-style-name="Standard">
      <style:paragraph-properties text:number-lines="false" fo:margin-top="0.0833in" fo:margin-bottom="0.0833in"/>
      <style:text-properties style:font-name-complex="Lohit Hind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Hindi" fo:hyphenate="false"/>
    </style:style>
    <style:style style:name="Heading1" style:display-name="Heading 1" style:family="paragraph" style:parent-style-name="Standard" style:next-style-name="Standard">
      <style:paragraph-properties fo:keep-with-next="always" fo:margin-top="0.1666in" fo:margin-bottom="0.0416in"/>
      <style:text-properties style:font-name="Arial" style:font-name-complex="Arial" fo:font-weight="bold" style:font-weight-asian="bold" style:font-weight-complex="bold" fo:font-size="16pt" style:font-size-asian="16pt" style:font-size-complex="16pt" fo:hyphenate="false"/>
    </style:style>
    <style:style style:name="Heading2" style:display-name="Heading 2" style:family="paragraph" style:parent-style-name="Standard" style:next-style-name="Standard">
      <style:paragraph-properties fo:keep-with-next="always" fo:margin-top="0.1666in" fo:margin-bottom="0.0416in"/>
      <style:text-properties style:font-name="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Standard" style:next-style-name="Standard">
      <style:paragraph-properties fo:keep-with-next="always" fo:margin-top="0.1666in" fo:margin-bottom="0.0416in"/>
      <style:text-properties style:font-name="Arial"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Standard" style:next-style-name="Standard">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Heading5" style:display-name="Heading 5" style:family="paragraph" style:parent-style-name="Standard" style:next-style-name="Standard">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Pré-textoIdentificaçãodoCurso" style:display-name="7. Pré-texto: Identificação do Curso" style:family="paragraph">
      <style:paragraph-properties fo:widows="2" fo:orphans="2" fo:text-align="center"/>
      <style:text-properties style:font-name-asian="Times New Roman" style:font-name-complex="Times New Roman" fo:font-weight="bold" style:font-weight-asian="bold" fo:font-size="14pt" style:font-size-asian="14pt" style:font-size-complex="10pt" fo:language="pt" fo:country="BR" style:language-complex="ar" style:country-complex="SA" fo:hyphenate="false"/>
    </style:style>
    <style:style style:name="Pré-textoTítulodoTrabalho" style:display-name="7. Pré-texto: Título do Trabalho" style:family="paragraph">
      <style:paragraph-properties fo:widows="2" fo:orphans="2" fo:text-align="center"/>
      <style:text-properties style:font-name-asian="Times New Roman" style:font-name-complex="Times New Roman" fo:font-weight="bold" style:font-weight-asian="bold" fo:text-transform="uppercase" fo:font-size="14pt" style:font-size-asian="14pt" style:font-size-complex="10pt" fo:language="pt" fo:country="BR" style:language-complex="ar" style:country-complex="SA" fo:hyphenate="false"/>
    </style:style>
    <style:style style:name="Pré-textoTextodaCapa" style:display-name="7. Pré-texto: Texto da Capa" style:family="paragraph">
      <style:paragraph-properties fo:widows="2" fo:orphans="2" fo:text-align="center"/>
      <style:text-properties style:font-name-asian="Times New Roman" style:font-name-complex="Times New Roman" fo:font-size="14pt" style:font-size-asian="14pt" style:font-size-complex="10pt" fo:language="pt" fo:country="BR" style:language-complex="ar" style:country-complex="SA" fo:hyphenate="false"/>
    </style:style>
    <style:style style:name="Pré-textoTextodeApresentação" style:display-name="7. Pré-texto: Texto de Apresentação" style:family="paragraph" style:parent-style-name="Pré-textoTextodaCapa">
      <style:paragraph-properties fo:text-align="justify" fo:margin-left="3.3743in" fo:text-indent="0.7875in">
        <style:tab-stops/>
      </style:paragraph-properties>
      <style:text-properties fo:hyphenate="false"/>
    </style:style>
    <style:style style:name="Recuodecorpodetexto3" style:display-name="Recuo de corpo de texto 3" style:family="paragraph" style:parent-style-name="Standard">
      <style:paragraph-properties fo:text-align="justify" fo:margin-left="0.4923in">
        <style:tab-stops/>
      </style:paragraph-properties>
      <style:text-properties fo:hyphenate="false"/>
    </style:style>
    <style:style style:name="Contents1" style:display-name="Contents 1" style:family="paragraph" style:parent-style-name="Standard" style:next-style-name="Standard">
      <style:paragraph-properties fo:margin-top="0.0416in">
        <style:tab-stops>
          <style:tab-stop style:type="left" style:position="0.25in"/>
          <style:tab-stop style:type="left" style:position="0.8333in"/>
          <style:tab-stop style:type="right" style:leader-style="dotted" style:leader-text="." style:position="6.6861in"/>
        </style:tab-stops>
      </style:paragraph-properties>
      <style:text-properties fo:font-weight="bold" style:font-weight-asian="bold" style:font-weight-complex="bold" fo:font-size="16pt" style:font-size-asian="16pt" style:font-size-complex="16pt" fo:hyphenate="false"/>
    </style:style>
    <style:style style:name="Pré-textoTítulodoSumário" style:display-name="7. Pré-texto: Título do Sumário" style:family="paragraph">
      <style:paragraph-properties fo:widows="2" fo:orphans="2" fo:text-align="center" fo:margin-bottom="0.3333in"/>
      <style:text-properties style:font-name-asian="Times New Roman" style:font-name-complex="Times New Roman" fo:font-weight="bold" style:font-weight-asian="bold" fo:text-transform="uppercase" fo:font-size="16pt" style:font-size-asian="16pt" style:font-size-complex="10pt" fo:language="pt" fo:country="BR" style:language-complex="ar" style:country-complex="SA" fo:hyphenate="false"/>
    </style:style>
    <style:style style:name="Contents2" style:display-name="Contents 2" style:family="paragraph" style:parent-style-name="Standard" style:next-style-name="Standard">
      <style:paragraph-properties>
        <style:tab-stops>
          <style:tab-stop style:type="left" style:position="0.375in"/>
          <style:tab-stop style:type="left" style:position="0.8333in"/>
          <style:tab-stop style:type="right" style:leader-style="dotted" style:leader-text="." style:position="6.6861in"/>
        </style:tab-stops>
      </style:paragraph-properties>
      <style:text-properties fo:font-weight="bold" style:font-weight-asian="bold" fo:text-transform="uppercase" fo:font-size="14pt" style:font-size-asian="14pt" style:font-size-complex="14pt" fo:hyphenate="false"/>
    </style:style>
    <style:style style:name="Contents3" style:display-name="Contents 3" style:family="paragraph" style:parent-style-name="Standard" style:next-style-name="Standard">
      <style:paragraph-properties>
        <style:tab-stops>
          <style:tab-stop style:type="left" style:position="0.5in"/>
          <style:tab-stop style:type="right" style:leader-style="dotted" style:leader-text="." style:position="6.6861in"/>
        </style:tab-stops>
      </style:paragraph-properties>
      <style:text-properties fo:font-weight="bold" style:font-weight-asian="bold" fo:font-size="14pt" style:font-size-asian="14pt" style:font-size-complex="14pt" fo:hyphenate="false"/>
    </style:style>
    <style:style style:name="Contents4" style:display-name="Contents 4" style:family="paragraph" style:parent-style-name="Standard" style:next-style-name="Standard">
      <style:paragraph-properties>
        <style:tab-stops>
          <style:tab-stop style:type="left" style:position="0.625in"/>
          <style:tab-stop style:type="right" style:leader-style="dotted" style:leader-text="." style:position="6.6861in"/>
        </style:tab-stops>
      </style:paragraph-properties>
      <style:text-properties fo:font-size="14pt" style:font-size-asian="14pt" style:font-size-complex="14pt" fo:hyphenate="false"/>
    </style:style>
    <style:style style:name="Contents5" style:display-name="Contents 5" style:family="paragraph" style:parent-style-name="Standard" style:next-style-name="Standard">
      <style:paragraph-properties>
        <style:tab-stops>
          <style:tab-stop style:type="left" style:position="0.75in"/>
          <style:tab-stop style:type="right" style:leader-style="dotted" style:leader-text="." style:position="6.6861in"/>
        </style:tab-stops>
      </style:paragraph-properties>
      <style:text-properties fo:hyphenate="false"/>
    </style:style>
    <style:style style:name="Contents6" style:display-name="Contents 6" style:family="paragraph" style:parent-style-name="Standard" style:next-style-name="Standard">
      <style:paragraph-properties fo:margin-left="0.8333in">
        <style:tab-stops/>
      </style:paragraph-properties>
      <style:text-properties fo:hyphenate="false"/>
    </style:style>
    <style:style style:name="Contents7" style:display-name="Contents 7" style:family="paragraph" style:parent-style-name="Standard" style:next-style-name="Standard">
      <style:paragraph-properties fo:margin-left="1in">
        <style:tab-stops/>
      </style:paragraph-properties>
      <style:text-properties fo:hyphenate="false"/>
    </style:style>
    <style:style style:name="Contents8" style:display-name="Contents 8" style:family="paragraph" style:parent-style-name="Standard" style:next-style-name="Standard">
      <style:paragraph-properties fo:margin-left="1.1666in">
        <style:tab-stops/>
      </style:paragraph-properties>
      <style:text-properties fo:hyphenate="false"/>
    </style:style>
    <style:style style:name="Contents9" style:display-name="Contents 9" style:family="paragraph" style:parent-style-name="Standard" style:next-style-name="Standard">
      <style:paragraph-properties fo:margin-left="1.3333in">
        <style:tab-stops/>
      </style:paragraph-properties>
      <style:text-properties fo:hyphenate="false"/>
    </style:style>
    <style:style style:name="Pré-textoListadeAbreviaturas" style:display-name="7. Pré-texto: Lista de Abreviaturas" style:family="paragraph">
      <style:paragraph-properties fo:widows="2" fo:orphans="2" fo:text-align="justify" fo:margin-left="1.575in" fo:text-indent="-1.575in">
        <style:tab-stops>
          <style:tab-stop style:type="left" style:position="1.575in"/>
        </style:tab-stops>
      </style:paragraph-properties>
      <style:text-properties style:font-name-asian="Times New Roman" style:font-name-complex="Times New Roman" style:font-size-complex="10pt" fo:language="pt" fo:country="BR" style:language-complex="ar" style:country-complex="SA" fo:hyphenate="false"/>
    </style:style>
    <style:style style:name="Pré-textoTextodoResumo" style:display-name="7. Pré-texto: Texto do Resumo" style:family="paragraph">
      <style:paragraph-properties fo:widows="2" fo:orphans="2" fo:text-align="justify"/>
      <style:text-properties style:font-name-asian="Times New Roman" style:font-name-complex="Times New Roman" style:font-size-complex="10pt" fo:language="pt" fo:country="BR" style:language-complex="ar" style:country-complex="SA" fo:hyphenate="false"/>
    </style:style>
    <style:style style:name="Pré-textoTextodoAbstract" style:display-name="7. Pré-texto: Texto do Abstract" style:family="paragraph" style:parent-style-name="Pré-textoTextodoResumo">
      <style:text-properties fo:font-style="italic" style:font-style-asian="italic" fo:hyphenate="false"/>
    </style:style>
    <style:style style:name="Pós-textoTítulodeReferênciaseGlossário" style:display-name="7. Pós-texto: Título de Referências e Glossário" style:family="paragraph" style:next-style-name="CorpodeTexto">
      <style:paragraph-properties fo:widows="2" fo:orphans="2" fo:margin-bottom="0.4166in"/>
      <style:text-properties style:font-name-asian="Times New Roman" style:font-name-complex="Times New Roman" fo:font-weight="bold" style:font-weight-asian="bold" fo:text-transform="uppercase" fo:font-size="16pt" style:font-size-asian="16pt" style:font-size-complex="10pt" fo:language="pt" fo:country="BR" style:language-complex="ar" style:country-complex="SA" fo:hyphenate="false"/>
    </style:style>
    <style:style style:name="CorpodeTexto" style:display-name="1. Corpo de Texto" style:family="paragraph">
      <style:paragraph-properties fo:widows="2" fo:orphans="2" fo:text-align="justify" fo:margin-top="0.1666in" fo:margin-bottom="0.1666in" fo:line-height="150%" fo:text-indent="0.4923in">
        <style:tab-stops>
          <style:tab-stop style:type="left" style:position="0in"/>
        </style:tab-stops>
      </style:paragraph-properties>
      <style:text-properties style:font-name-asian="Times New Roman" style:font-name-complex="Times New Roman" style:font-size-complex="10pt" fo:language="pt" fo:country="BR" style:language-complex="ar" style:country-complex="SA" fo:hyphenate="false"/>
    </style:style>
    <style:style style:name="TítulodeSubseçãonãonumerada" style:display-name="3. Título de Subseção não numerada" style:family="paragraph" style:next-style-name="CorpodeTexto">
      <style:paragraph-properties fo:widows="2" fo:orphans="2" fo:margin-top="0.1666in"/>
      <style:text-properties style:font-name-asian="Times New Roman" style:font-name-complex="Times New Roman" fo:font-weight="bold" style:font-weight-asian="bold" style:font-size-complex="10pt" fo:language="pt" fo:country="BR" style:language-complex="ar" style:country-complex="SA" fo:hyphenate="false"/>
    </style:style>
    <style:style style:name="Legenda" style:display-name="Legenda" style:family="paragraph" style:parent-style-name="Standard" style:next-style-name="LegendaFontedeReferência">
      <style:paragraph-properties fo:margin-top="0.0833in" fo:margin-bottom="0.0833in"/>
      <style:text-properties style:font-weight-complex="bold" style:font-size-complex="10pt" fo:hyphenate="false"/>
    </style:style>
    <style:style style:name="LegendaFontedeReferência" style:display-name="2. Legenda: Fonte de Referência" style:family="paragraph" style:parent-style-name="CorpodeTexto" style:next-style-name="CorpodeTexto">
      <style:paragraph-properties fo:margin-top="0.0833in" fo:text-indent="0in"/>
      <style:text-properties fo:hyphenate="false"/>
    </style:style>
    <style:style style:name="Índicedefiguras" style:display-name="Índice de figuras" style:family="paragraph" style:parent-style-name="Standard" style:next-style-name="Standard">
      <style:paragraph-properties fo:margin-left="0.3333in" fo:text-indent="-0.3333in">
        <style:tab-stops/>
      </style:paragraph-properties>
      <style:text-properties fo:hyphenate="false"/>
    </style:style>
    <style:style style:name="Figura" style:display-name="2. Figura" style:family="paragraph" style:parent-style-name="CorpodeTexto">
      <style:paragraph-properties fo:text-align="center" fo:margin-top="0.0416in" fo:margin-bottom="0.0416in" fo:line-height="100%" fo:text-indent="0in"/>
      <style:text-properties fo:hyphenate="false"/>
    </style:style>
    <style:style style:name="Equação" style:display-name="2. Equação" style:family="paragraph" style:parent-style-name="CorpodeTexto" style:next-style-name="CorpodeTexto">
      <style:paragraph-properties fo:text-align="center" fo:text-indent="0in"/>
      <style:text-properties fo:hyphenate="false"/>
    </style:style>
    <style:style style:name="Textodetabela" style:display-name="2. Texto de tabela" style:family="paragraph" style:parent-style-name="CorpodeTexto">
      <style:paragraph-properties fo:text-align="start" fo:margin-top="0in" fo:margin-bottom="0in" fo:line-height="100%" fo:text-indent="0in"/>
      <style:text-properties fo:hyphenate="false"/>
    </style:style>
    <style:style style:name="Pré-textoTítulodaListas" style:display-name="7. Pré-texto: Título da Listas" style:family="paragraph" style:parent-style-name="Pós-textoTítulodeReferênciaseGlossário" style:next-style-name="Pré-textoListadeAbreviaturas">
      <style:paragraph-properties fo:text-align="center"/>
      <style:text-properties fo:hyphenate="false"/>
    </style:style>
    <style:style style:name="Listadeitenscommarcadores" style:display-name="1. Lista de itens com marcadores" style:family="paragraph" style:parent-style-name="CorpodeTexto" style:list-style-name="WW8Num6">
      <style:paragraph-properties fo:margin-top="0.0833in" fo:margin-bottom="0.0833in"/>
      <style:text-properties fo:hyphenate="false"/>
    </style:style>
    <style:style style:name="Listadeitensnumerados" style:display-name="1. Lista de itens numerados" style:family="paragraph" style:parent-style-name="Listadeitenscommarcadores" style:list-style-name="WW8Num9">
      <style:text-properties fo:color="#000000" fo:hyphenate="false"/>
    </style:style>
    <style:style style:name="TextodeCitaçãoLonga" style:display-name="1. Texto de Citação Longa" style:family="paragraph" style:parent-style-name="CorpodeTexto" style:next-style-name="CorpodeTexto">
      <style:paragraph-properties fo:margin-top="0.25in" fo:margin-bottom="0.25in" fo:line-height="100%" fo:margin-left="1.575in" fo:text-indent="0in">
        <style:tab-stops>
          <style:tab-stop style:type="left" style:position="-1.575in"/>
        </style:tab-stops>
      </style:paragraph-properties>
      <style:text-properties fo:font-size="10pt" style:font-size-asian="10pt" fo:hyphenate="false"/>
    </style:style>
    <style:style style:name="Pós-textoTextodeReferência" style:display-name="4. Pós-texto: Texto de Referência" style:family="paragraph" style:parent-style-name="CorpodeTexto">
      <style:paragraph-properties fo:text-align="start" fo:line-height="100%" fo:text-indent="0in"/>
      <style:text-properties fo:hyphenate="false"/>
    </style:style>
    <style:style style:name="Códigofonte" style:display-name="2. Código fonte" style:family="paragraph" style:parent-style-name="CorpodeTexto">
      <style:paragraph-properties fo:text-align="start" fo:margin-top="0in" fo:margin-bottom="0in" fo:line-height="100%" fo:text-indent="0in"/>
      <style:text-properties style:font-name="Courier, 'Courier New'" style:font-name-complex="Courier, 'Courier New'" fo:font-size="8pt" style:font-size-asian="8pt" fo:hyphenate="false"/>
    </style:style>
    <style:style style:name="Footnote" style:display-name="Footnote" style:family="paragraph" style:parent-style-name="Standard">
      <style:text-properties fo:font-size="10pt" style:font-size-asian="10pt" style:font-size-complex="10pt" fo:hyphenate="false"/>
    </style:style>
    <style:style style:name="Textodecomentário" style:display-name="Texto de comentário" style:family="paragraph" style:parent-style-name="Standard">
      <style:text-properties fo:font-size="10pt" style:font-size-asian="10pt" style:font-size-complex="10pt" fo:hyphenate="false"/>
    </style:style>
    <style:style style:name="ApêndicesTítulo" style:display-name="5. Apêndices: Título" style:family="paragraph" style:parent-style-name="Standard" style:next-style-name="CorpodeTexto">
      <style:paragraph-properties fo:margin-bottom="0.4166in" fo:margin-left="0.2993in" fo:text-indent="-0.2993in">
        <style:tab-stops/>
      </style:paragraph-properties>
      <style:text-properties fo:font-weight="bold" style:font-weight-asian="bold" fo:text-transform="uppercase" fo:font-size="16pt" style:font-size-asian="16pt" fo:hyphenate="false"/>
    </style:style>
    <style:style style:name="ApêndicesTítulodeSeção" style:display-name="5. Apêndices: Título de Seção" style:family="paragraph" style:parent-style-name="ApêndicesTítulo" style:next-style-name="CorpodeTexto">
      <style:paragraph-properties fo:margin-top="0.25in" fo:margin-bottom="0in" fo:margin-left="0.4013in" fo:text-indent="-0.4013in">
        <style:tab-stops/>
      </style:paragraph-properties>
      <style:text-properties fo:font-size="14pt" style:font-size-asian="14pt" fo:hyphenate="false"/>
    </style:style>
    <style:style style:name="ApêndicesTítulodeSubseção1" style:display-name="5. Apêndices: Título de Subseção 1" style:family="paragraph" style:parent-style-name="ApêndicesTítulodeSeção" style:next-style-name="CorpodeTexto" style:list-style-name="WW8Num4">
      <style:text-properties fo:hyphenate="false"/>
    </style:style>
    <style:style style:name="ApêndicesTítulodeSubseção2" style:display-name="5. Apêndices: Título de Subseção 2" style:family="paragraph" style:parent-style-name="ApêndicesTítulodeSubseção1" style:next-style-name="CorpodeTexto" style:list-style-name="WW8Num7">
      <style:paragraph-properties>
        <style:tab-stops>
          <style:tab-stop style:type="left" style:position="0.625in"/>
        </style:tab-stops>
      </style:paragraph-properties>
      <style:text-properties fo:font-size="12pt" style:font-size-asian="12pt" fo:hyphenate="false"/>
    </style:style>
    <style:style style:name="AnexosTítulo" style:display-name="6. Anexos: Título" style:family="paragraph" style:parent-style-name="Standard" style:next-style-name="CorpodeTexto">
      <style:paragraph-properties fo:margin-bottom="0.4166in">
        <style:tab-stops>
          <style:tab-stop style:type="left" style:position="0.25in"/>
        </style:tab-stops>
      </style:paragraph-properties>
      <style:text-properties fo:font-weight="bold" style:font-weight-asian="bold" style:font-weight-complex="bold" fo:text-transform="uppercase" fo:font-size="16pt" style:font-size-asian="16pt" fo:hyphenate="false"/>
    </style:style>
    <style:style style:name="AnexosTítulodeSeção" style:display-name="6. Anexos: Título de Seção" style:family="paragraph" style:parent-style-name="AnexosTítulo" style:next-style-name="CorpodeTexto" style:list-style-name="WW8Num3">
      <style:paragraph-properties fo:margin-top="0.25in" fo:margin-bottom="0in" fo:margin-left="0.3743in" fo:text-indent="-0.3743in">
        <style:tab-stops>
          <style:tab-stop style:type="left" style:position="0.25in"/>
          <style:tab-stop style:type="left" style:position="0.375in"/>
        </style:tab-stops>
      </style:paragraph-properties>
      <style:text-properties fo:font-size="14pt" style:font-size-asian="14pt" fo:hyphenate="false"/>
    </style:style>
    <style:style style:name="Textbodyindent" style:display-name="Text body indent" style:family="paragraph" style:parent-style-name="Standard">
      <style:paragraph-properties fo:text-align="justify" fo:margin-left="0.5in" fo:text-indent="0.4847in">
        <style:tab-stops/>
      </style:paragraph-properties>
      <style:text-properties style:font-name="Arial" style:font-name-complex="Arial" fo:font-size="10pt" style:font-size-asian="10pt" fo:hyphenate="false"/>
    </style:style>
    <style:style style:name="Corpodetexto2" style:display-name="Corpo de texto 2" style:family="paragraph" style:parent-style-name="Standard">
      <style:paragraph-properties fo:text-align="justify"/>
      <style:text-properties style:font-name="Arial" style:font-name-complex="Arial" fo:color="#000000" fo:font-size="10pt" style:font-size-asian="10pt" fo:hyphenate="false"/>
    </style:style>
    <style:style style:name="Recuodecorpodetexto2" style:display-name="Recuo de corpo de texto 2" style:family="paragraph" style:parent-style-name="Standard">
      <style:paragraph-properties fo:text-align="justify" fo:line-height="150%" fo:text-indent="0.4923in"/>
      <style:text-properties fo:color="#000000" fo:hyphenate="false"/>
    </style:style>
    <style:style style:name="Corpodetexto3" style:display-name="Corpo de texto 3" style:family="paragraph" style:parent-style-name="Standard">
      <style:paragraph-properties fo:text-align="justify"/>
      <style:text-properties style:font-name="Arial" style:font-name-complex="Arial" fo:font-size="10pt" style:font-size-asian="10pt" fo:hyphenate="false"/>
    </style:style>
    <style:style style:name="Pós-textoTextodoGlossário" style:display-name="4. Pós-texto: Texto do Glossário" style:family="paragraph" style:parent-style-name="Pré-textoListadeAbreviaturas">
      <style:paragraph-properties fo:margin-bottom="0.1666in"/>
      <style:text-properties fo:hyphenate="false"/>
    </style:style>
    <style:style style:name="Header" style:display-name="Header"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WW8Num2z0" style:display-name="WW8Num2z0" style:family="text">
      <style:text-properties style:font-name="Symbol" style:font-name-complex="Symbol"/>
    </style:style>
    <style:style style:name="WW8Num2z1" style:display-name="WW8Num2z1" style:family="text">
      <style:text-properties style:font-name="Times New Roman" style:font-name-complex="Times New Roman"/>
    </style:style>
    <style:style style:name="WW8Num2z2" style:display-name="WW8Num2z2" style:family="text">
      <style:text-properties style:font-name="Wingdings" style:font-name-complex="Wingdings"/>
    </style:style>
    <style:style style:name="WW8Num2z4" style:display-name="WW8Num2z4" style:family="text">
      <style:text-properties style:font-name="Courier New" style:font-name-complex="Courier New"/>
    </style:style>
    <style:style style:name="WW8Num5z0" style:display-name="WW8Num5z0" style:family="text">
      <style:text-properties fo:color="#000000"/>
    </style:style>
    <style:style style:name="WW8Num6z0" style:display-name="WW8Num6z0" style:family="text">
      <style:text-properties style:font-name="Wingdings" style:font-name-complex="Wingdings"/>
    </style:style>
    <style:style style:name="WW8Num9z0" style:display-name="WW8Num9z0" style:family="text">
      <style:text-properties style:font-name="Wingdings" style:font-name-complex="Wingdings"/>
    </style:style>
    <style:style style:name="WW8Num9z1" style:display-name="WW8Num9z1" style:family="text">
      <style:text-properties style:font-name="Courier New" style:font-name-complex="Courier New"/>
    </style:style>
    <style:style style:name="WW8Num9z2" style:display-name="WW8Num9z2" style:family="text">
      <style:text-properties style:font-name="Wingdings" style:font-name-complex="Wingdings"/>
    </style:style>
    <style:style style:name="WW8Num9z3" style:display-name="WW8Num9z3" style:family="text">
      <style:text-properties style:font-name="Symbol" style:font-name-complex="Symbol"/>
    </style:style>
    <style:style style:name="Absatz-Standardschriftart" style:display-name="Absatz-Standardschriftart" style:family="text"/>
    <style:style style:name="WW8Num3z0" style:display-name="WW8Num3z0" style:family="text">
      <style:text-properties style:font-name="Wingdings" style:font-name-complex="Wingdings"/>
    </style:style>
    <style:style style:name="WW8Num4z0" style:display-name="WW8Num4z0" style:family="text">
      <style:text-properties style:font-name="Wingdings" style:font-name-complex="Wingdings"/>
    </style:style>
    <style:style style:name="WW8Num8z0" style:display-name="WW8Num8z0" style:family="text">
      <style:text-properties style:font-name="Symbol" style:font-name-complex="Symbol"/>
    </style:style>
    <style:style style:name="WW8Num8z1" style:display-name="WW8Num8z1" style:family="text">
      <style:text-properties style:font-name="Times New Roman" style:font-name-asian="Times New Roman" style:font-name-complex="Times New Roman"/>
    </style:style>
    <style:style style:name="WW8Num8z2" style:display-name="WW8Num8z2" style:family="text">
      <style:text-properties style:font-name="Wingdings" style:font-name-complex="Wingdings"/>
    </style:style>
    <style:style style:name="WW8Num8z4" style:display-name="WW8Num8z4" style:family="text">
      <style:text-properties style:font-name="Courier New" style:font-name-complex="Courier New"/>
    </style:style>
    <style:style style:name="WW8Num10z0" style:display-name="WW8Num10z0" style:family="text">
      <style:text-properties style:font-name="Wingdings" style:font-name-complex="Wingdings"/>
    </style:style>
    <style:style style:name="WW8Num12z0" style:display-name="WW8Num12z0" style:family="text">
      <style:text-properties style:font-name="Symbol" style:font-name-complex="Symbol"/>
    </style:style>
    <style:style style:name="WW8Num12z1" style:display-name="WW8Num12z1" style:family="text">
      <style:text-properties style:font-name="Courier New" style:font-name-complex="Courier New"/>
    </style:style>
    <style:style style:name="WW8Num12z2" style:display-name="WW8Num12z2" style:family="text">
      <style:text-properties style:font-name="Wingdings" style:font-name-complex="Wingdings"/>
    </style:style>
    <style:style style:name="WW8Num13z0" style:display-name="WW8Num13z0" style:family="text">
      <style:text-properties style:font-name="Wingdings" style:font-name-complex="Wingdings"/>
    </style:style>
    <style:style style:name="WW8Num15z0" style:display-name="WW8Num15z0" style:family="text">
      <style:text-properties style:font-name="Symbol" style:font-name-complex="Symbol"/>
    </style:style>
    <style:style style:name="WW8Num15z1" style:display-name="WW8Num15z1" style:family="text">
      <style:text-properties style:font-name="Courier New" style:font-name-complex="Courier New"/>
    </style:style>
    <style:style style:name="WW8Num15z2" style:display-name="WW8Num15z2" style:family="text">
      <style:text-properties style:font-name="Wingdings" style:font-name-complex="Wingdings"/>
    </style:style>
    <style:style style:name="WW8Num16z0" style:display-name="WW8Num16z0" style:family="text">
      <style:text-properties style:font-name="Wingdings" style:font-name-complex="Wingdings"/>
    </style:style>
    <style:style style:name="WW8Num17z0" style:display-name="WW8Num17z0" style:family="text">
      <style:text-properties style:font-name="Wingdings" style:font-name-complex="Wingdings"/>
    </style:style>
    <style:style style:name="WW8Num20z0" style:display-name="WW8Num20z0" style:family="text">
      <style:text-properties fo:color="#0000FF"/>
    </style:style>
    <style:style style:name="WW8Num20z1" style:display-name="WW8Num20z1" style:family="text">
      <style:text-properties style:font-name="Courier New" style:font-name-complex="Courier New"/>
    </style:style>
    <style:style style:name="WW8Num20z2" style:display-name="WW8Num20z2" style:family="text">
      <style:text-properties style:font-name="Wingdings" style:font-name-complex="Wingdings"/>
    </style:style>
    <style:style style:name="WW8Num20z3" style:display-name="WW8Num20z3" style:family="text">
      <style:text-properties style:font-name="Symbol" style:font-name-complex="Symbol"/>
    </style:style>
    <style:style style:name="WW8Num21z0" style:display-name="WW8Num21z0" style:family="text">
      <style:text-properties style:font-name="Symbol" style:font-name-complex="Symbol"/>
    </style:style>
    <style:style style:name="WW8Num21z1" style:display-name="WW8Num21z1" style:family="text">
      <style:text-properties style:font-name="Courier New" style:font-name-complex="Courier New"/>
    </style:style>
    <style:style style:name="WW8Num21z2" style:display-name="WW8Num21z2" style:family="text">
      <style:text-properties style:font-name="Wingdings" style:font-name-complex="Wingdings"/>
    </style:style>
    <style:style style:name="WW8Num23z0" style:display-name="WW8Num23z0" style:family="text">
      <style:text-properties fo:color="#000000"/>
    </style:style>
    <style:style style:name="WW8Num23z1" style:display-name="WW8Num23z1" style:family="text">
      <style:text-properties style:font-name="Courier New" style:font-name-complex="Courier New"/>
    </style:style>
    <style:style style:name="WW8Num23z2" style:display-name="WW8Num23z2" style:family="text">
      <style:text-properties style:font-name="Wingdings" style:font-name-complex="Wingdings"/>
    </style:style>
    <style:style style:name="WW8Num23z3" style:display-name="WW8Num23z3" style:family="text">
      <style:text-properties style:font-name="Symbol" style:font-name-complex="Symbol"/>
    </style:style>
    <style:style style:name="WW8Num24z0" style:display-name="WW8Num24z0" style:family="text">
      <style:text-properties style:font-name="Wingdings" style:font-name-complex="Wingdings"/>
    </style:style>
    <style:style style:name="WW8Num25z0" style:display-name="WW8Num25z0" style:family="text">
      <style:text-properties style:font-name="Symbol" style:font-name-complex="Symbol"/>
    </style:style>
    <style:style style:name="WW8Num25z1" style:display-name="WW8Num25z1" style:family="text">
      <style:text-properties style:font-name="Courier New" style:font-name-complex="Courier New"/>
    </style:style>
    <style:style style:name="WW8Num25z2" style:display-name="WW8Num25z2" style:family="text">
      <style:text-properties style:font-name="Wingdings" style:font-name-complex="Wingdings"/>
    </style:style>
    <style:style style:name="WW8Num29z0" style:display-name="WW8Num29z0" style:family="text">
      <style:text-properties style:font-name="Wingdings" style:font-name-complex="Wingdings"/>
    </style:style>
    <style:style style:name="WW8Num30z0" style:display-name="WW8Num30z0" style:family="text">
      <style:text-properties style:font-name="Symbol" style:font-name-complex="Symbol"/>
    </style:style>
    <style:style style:name="WW8Num30z1" style:display-name="WW8Num30z1" style:family="text">
      <style:text-properties style:font-name="Courier New" style:font-name-complex="Courier New"/>
    </style:style>
    <style:style style:name="WW8Num30z2" style:display-name="WW8Num30z2" style:family="text">
      <style:text-properties style:font-name="Wingdings" style:font-name-complex="Wingdings"/>
    </style:style>
    <style:style style:name="WW8Num34z0" style:display-name="WW8Num34z0" style:family="text">
      <style:text-properties style:font-name="Wingdings" style:font-name-complex="Wingdings"/>
    </style:style>
    <style:style style:name="WW8Num35z0" style:display-name="WW8Num35z0" style:family="text">
      <style:text-properties style:font-name="Wingdings" style:font-name-complex="Wingdings"/>
    </style:style>
    <style:style style:name="WW8Num36z0" style:display-name="WW8Num36z0" style:family="text">
      <style:text-properties style:font-name="Wingdings" style:font-name-complex="Wingdings"/>
    </style:style>
    <style:style style:name="WW8Num37z0" style:display-name="WW8Num37z0" style:family="text">
      <style:text-properties style:font-name="Wingdings" style:font-name-complex="Wingdings"/>
    </style:style>
    <style:style style:name="WW8Num38z0" style:display-name="WW8Num38z0" style:family="text">
      <style:text-properties style:font-name="Wingdings" style:font-name-complex="Wingdings"/>
    </style:style>
    <style:style style:name="WW8Num39z0" style:display-name="WW8Num39z0" style:family="text">
      <style:text-properties style:font-name="Symbol" style:font-name-complex="Symbol"/>
    </style:style>
    <style:style style:name="WW8Num39z1" style:display-name="WW8Num39z1" style:family="text">
      <style:text-properties style:font-name="Courier New" style:font-name-complex="Courier New"/>
    </style:style>
    <style:style style:name="WW8Num39z2" style:display-name="WW8Num39z2" style:family="text">
      <style:text-properties style:font-name="Wingdings" style:font-name-complex="Wingdings"/>
    </style:style>
    <style:style style:name="WW8Num41z0" style:display-name="WW8Num41z0" style:family="text">
      <style:text-properties style:font-name="Wingdings" style:font-name-complex="Wingdings"/>
    </style:style>
    <style:style style:name="WW8Num42z0" style:display-name="WW8Num42z0" style:family="text">
      <style:text-properties style:font-name="Wingdings" style:font-name-complex="Wingdings"/>
    </style:style>
    <style:style style:name="WW8Num43z0" style:display-name="WW8Num43z0" style:family="text">
      <style:text-properties style:font-name="Wingdings" style:font-name-complex="Wingdings"/>
    </style:style>
    <style:style style:name="PageNumber" style:display-name="Page Number" style:family="text" style:parent-style-name="Fonteparág.padrão"/>
    <style:style style:name="Internetlink" style:display-name="Internet link" style:family="text" style:parent-style-name="Fonteparág.padrão">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Fonteparág.padrão">
      <style:text-properties fo:color="#800080" style:text-underline-type="single" style:text-underline-style="solid" style:text-underline-width="auto" style:text-underline-mode="continuous" style:text-underline-color="font-color"/>
    </style:style>
    <style:style style:name="FootnoteSymbol" style:display-name="Footnote Symbol" style:family="text" style:parent-style-name="Fonteparág.padrão">
      <style:text-properties style:text-position="super 66.6%"/>
    </style:style>
    <style:style style:name="Ref.decomentário" style:display-name="Ref. de comentário" style:family="text" style:parent-style-name="Fonteparág.padrão">
      <style:text-properties fo:font-size="8pt" style:font-size-asian="8pt" style:font-size-complex="8pt"/>
    </style:style>
    <style:style style:name="IndexLink" style:display-name="Index Link" style:family="text"/>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CabeçalhoChar" style:display-name="Cabeçalho Char" style:family="text" style:parent-style-name="Fonteparág.padrão">
      <style:text-properties style:font-name-complex="Mangal" style:font-size-complex="10.5pt"/>
    </style:style>
    <style:style style:name="Rodapé" style:display-name="Rodapé"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RodapéChar" style:display-name="Rodapé Char" style:family="text" style:parent-style-name="Fonteparág.padrão">
      <style:text-properties style:font-name-complex="Mangal" style:font-size-complex="10.5pt"/>
    </style:style>
    <text:list-style style:name="WW_OutlineListStyle_1" style:display-name="WW_OutlineListStyle_1">
      <text:list-level-style-number text:level="1" style:num-suffix=" " style:num-format="1">
        <style:list-level-properties/>
      </text:list-level-style-number>
      <text:list-level-style-number text:level="2" style:num-format="1" text:display-levels="2">
        <style:list-level-properties/>
      </text:list-level-style-number>
      <text:list-level-style-number text:level="3" style:num-suffix=" " style:num-format="1" text:display-levels="3">
        <style:list-level-properties/>
      </text:list-level-style-number>
      <text:list-level-style-number text:level="4" style:num-format="1" text:display-levels="4">
        <style:list-level-properties/>
      </text:list-level-style-number>
      <text:list-level-style-number text:level="5" style:num-format="">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 style:display-name="WW_OutlineListStyle">
      <text:list-level-style-number text:level="1" style:num-suffix=" " style:num-format="1">
        <style:list-level-properties/>
      </text:list-level-style-number>
      <text:list-level-style-number text:level="2" style:num-format="1" text:display-levels="2">
        <style:list-level-properties/>
      </text:list-level-style-number>
      <text:list-level-style-number text:level="3" style:num-suffix=" "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1" style:display-name="WW8Num1">
      <text:list-level-style-number text:level="1" style:num-suffix=" " style:num-format="1">
        <style:list-level-properties/>
      </text:list-level-style-number>
      <text:list-level-style-number text:level="2" style:num-format="1" text:display-levels="2">
        <style:list-level-properties/>
      </text:list-level-style-number>
      <text:list-level-style-number text:level="3" style:num-suffix=" "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5LVL1" style:family="text">
      <style:text-properties style:font-name="Symbol" style:font-name-complex="Symbol"/>
    </style:style>
    <style:style style:name="WW_CharLFO5LVL2" style:family="text">
      <style:text-properties style:font-name="Times New Roman" style:font-name-complex="Times New Roman"/>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2" style:display-name="WW8Num2">
      <text:list-level-style-bullet text:level="1" text:style-name="WW_CharLFO5LVL1" text:bullet-char="">
        <style:list-level-properties/>
        <style:text-properties style:font-name="Symbol"/>
      </text:list-level-style-bullet>
      <text:list-level-style-bullet text:level="2" text:style-name="WW_CharLFO5LVL2" text:bullet-char="-">
        <style:list-level-properties/>
        <style:text-properties style:font-name="Times New Roman"/>
      </text:list-level-style-bullet>
      <text:list-level-style-bullet text:level="3" text:style-name="WW_CharLFO5LVL3" text:bullet-char="">
        <style:list-level-properties/>
        <style:text-properties style:font-name="Wingdings"/>
      </text:list-level-style-bullet>
      <text:list-level-style-bullet text:level="4" text:style-name="WW_CharLFO5LVL4" text:bullet-char="">
        <style:list-level-properties/>
        <style:text-properties style:font-name="Symbol"/>
      </text:list-level-style-bullet>
      <text:list-level-style-bullet text:level="5" text:style-name="WW_CharLFO5LVL5" text:bullet-char="o">
        <style:list-level-properties/>
        <style:text-properties style:font-name="Courier New"/>
      </text:list-level-style-bullet>
      <text:list-level-style-bullet text:level="6" text:style-name="WW_CharLFO5LVL6" text:bullet-char="">
        <style:list-level-properties/>
        <style:text-properties style:font-name="Wingdings"/>
      </text:list-level-style-bullet>
      <text:list-level-style-bullet text:level="7" text:style-name="WW_CharLFO5LVL7" text:bullet-char="">
        <style:list-level-properties/>
        <style:text-properties style:font-name="Symbol"/>
      </text:list-level-style-bullet>
      <text:list-level-style-bullet text:level="8" text:style-name="WW_CharLFO5LVL8" text:bullet-char="o">
        <style:list-level-properties/>
        <style:text-properties style:font-name="Courier New"/>
      </text:list-level-style-bullet>
      <text:list-level-style-bullet text:level="9" text:style-name="WW_CharLFO5LVL9" text:bullet-char="">
        <style:list-level-properties/>
        <style:text-properties style:font-name="Wingdings"/>
      </text:list-level-style-bullet>
    </text:list-style>
    <text:list-style style:name="WW8Num3" style:display-name="WW8Num3">
      <text:list-level-style-number text:level="1" style:num-suffix=" " style:num-format="I">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4" style:display-name="WW8Num4">
      <text:list-level-style-number text:level="1" style:num-suffix=" " style:num-format="A" style:num-letter-sync="true">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8LVL1" style:family="text">
      <style:text-properties fo:color="#000000"/>
    </style:style>
    <text:list-style style:name="WW8Num5" style:display-name="WW8Num5">
      <text:list-level-style-number text:level="1" text:style-name="WW_CharLFO8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9LVL1" style:family="text">
      <style:text-properties style:font-name="Symbol" style:font-name-complex="Wingdings"/>
    </style:style>
    <text:list-style style:name="WW8Num6" style:display-name="WW8Num6">
      <text:list-level-style-bullet text:level="1" text:style-name="WW_CharLFO9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7" style:display-name="WW8Num7">
      <text:list-level-style-number text:level="1" style:num-suffix=". "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suffix="."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8" style:display-name="WW8Num8">
      <text:list-level-style-number text:level="1" style:num-suffix=" " style:num-format="I">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12LVL1" style:family="text">
      <style:text-properties style:font-name="Wingdings" style:font-name-complex="Wingdings"/>
    </style:style>
    <style:style style:name="WW_CharLFO12LVL2" style:family="text">
      <style:text-properties style:font-name="Courier New" style:font-name-complex="Courier New"/>
    </style:style>
    <style:style style:name="WW_CharLFO12LVL3" style:family="text">
      <style:text-properties style:font-name="Wingdings" style:font-name-complex="Wingdings"/>
    </style:style>
    <style:style style:name="WW_CharLFO12LVL4" style:family="text">
      <style:text-properties style:font-name="Symbol" style:font-name-complex="Symbol"/>
    </style:style>
    <style:style style:name="WW_CharLFO12LVL5" style:family="text">
      <style:text-properties style:font-name="Courier New" style:font-name-complex="Courier New"/>
    </style:style>
    <style:style style:name="WW_CharLFO12LVL6" style:family="text">
      <style:text-properties style:font-name="Wingdings" style:font-name-complex="Wingdings"/>
    </style:style>
    <style:style style:name="WW_CharLFO12LVL7" style:family="text">
      <style:text-properties style:font-name="Symbol" style:font-name-complex="Symbol"/>
    </style:style>
    <style:style style:name="WW_CharLFO12LVL8" style:family="text">
      <style:text-properties style:font-name="Courier New" style:font-name-complex="Courier New"/>
    </style:style>
    <style:style style:name="WW_CharLFO12LVL9" style:family="text">
      <style:text-properties style:font-name="Wingdings" style:font-name-complex="Wingdings"/>
    </style:style>
    <text:list-style style:name="WW8Num9" style:display-name="WW8Num9">
      <text:list-level-style-number text:level="1" text:style-name="WW_CharLFO12LVL1" style:num-suffix="." style:num-format="1">
        <style:list-level-properties/>
      </text:list-level-style-number>
      <text:list-level-style-bullet text:level="2" text:style-name="WW_CharLFO12LVL2" text:bullet-char="o">
        <style:list-level-properties/>
        <style:text-properties style:font-name="Courier New"/>
      </text:list-level-style-bullet>
      <text:list-level-style-bullet text:level="3" text:style-name="WW_CharLFO12LVL3" text:bullet-char="">
        <style:list-level-properties/>
        <style:text-properties style:font-name="Wingdings"/>
      </text:list-level-style-bullet>
      <text:list-level-style-bullet text:level="4" text:style-name="WW_CharLFO12LVL4" text:bullet-char="">
        <style:list-level-properties/>
        <style:text-properties style:font-name="Symbol"/>
      </text:list-level-style-bullet>
      <text:list-level-style-bullet text:level="5" text:style-name="WW_CharLFO12LVL5" text:bullet-char="o">
        <style:list-level-properties/>
        <style:text-properties style:font-name="Courier New"/>
      </text:list-level-style-bullet>
      <text:list-level-style-bullet text:level="6" text:style-name="WW_CharLFO12LVL6" text:bullet-char="">
        <style:list-level-properties/>
        <style:text-properties style:font-name="Wingdings"/>
      </text:list-level-style-bullet>
      <text:list-level-style-bullet text:level="7" text:style-name="WW_CharLFO12LVL7" text:bullet-char="">
        <style:list-level-properties/>
        <style:text-properties style:font-name="Symbol"/>
      </text:list-level-style-bullet>
      <text:list-level-style-bullet text:level="8" text:style-name="WW_CharLFO12LVL8" text:bullet-char="o">
        <style:list-level-properties/>
        <style:text-properties style:font-name="Courier New"/>
      </text:list-level-style-bullet>
      <text:list-level-style-bullet text:level="9" text:style-name="WW_CharLFO12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 style:num-format="1">
        <style:list-level-properties/>
      </text:outline-level-style>
      <text:outline-level-style text:level="2" style:num-format="1" text:display-levels="2">
        <style:list-level-properties/>
      </text:outline-level-style>
      <text:outline-level-style text:level="3" style:num-suffix=" " style:num-format="1" text:display-levels="3">
        <style:list-level-properties/>
      </text:outline-level-style>
      <text:outline-level-style text:level="4" style:num-format="1" text:display-levels="4">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1812in" fo:margin-left="0.9847in" fo:margin-bottom="0.9847in" fo:margin-right="0.5909in" style:num-format="1" style:writing-mode="lr-tb">
        <style:footnote-sep style:width="0.007in" style:rel-width="33%" style:color="#000000" style:line-style="solid" style:adjustment="left"/>
      </style:page-layout-properties>
      <style:header-style>
        <style:header-footer-properties style:dynamic-spacing="true" fo:min-height="0.1916in"/>
      </style:header-style>
      <style:footer-style>
        <style:header-footer-properties style:dynamic-spacing="true" fo:min-height="0.1916in"/>
      </style:footer-style>
    </style:page-layout>
    <style:page-layout style:name="PL1">
      <style:page-layout-properties fo:page-width="8.268in" fo:page-height="11.693in" style:print-orientation="portrait" fo:margin-top="1.1812in" fo:margin-left="0.9847in" fo:margin-bottom="0.9847in" fo:margin-right="0.5909in" style:num-format="1" style:writing-mode="lr-tb">
        <style:footnote-sep style:width="0.007in" style:rel-width="33%" style:color="#000000" style:line-style="solid" style:adjustment="left"/>
      </style:page-layout-properties>
      <style:header-style>
        <style:header-footer-properties style:dynamic-spacing="true" fo:min-height="0.1916in"/>
      </style:header-style>
      <style:footer-style>
        <style:header-footer-properties style:dynamic-spacing="true" fo:min-height="0.1916in"/>
      </style:footer-style>
    </style:page-layout>
    <style:page-layout style:name="PL3">
      <style:page-layout-properties fo:page-width="8.268in" fo:page-height="11.693in" style:print-orientation="portrait" fo:margin-top="0.5in" fo:margin-left="0.9847in" fo:margin-bottom="0.4923in" fo:margin-right="0.5909in" style:num-format="i"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923in"/>
      </style:footer-style>
    </style:page-layout>
    <style:page-layout style:name="PL4">
      <style:page-layout-properties fo:page-width="8.268in" fo:page-height="11.693in" style:print-orientation="portrait" fo:margin-top="0.5in" fo:margin-left="0.9847in" fo:margin-bottom="0.4923in" fo:margin-right="0.5909in" style:num-format="i"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923in"/>
      </style:footer-style>
    </style:page-layout>
    <style:page-layout style:name="PL6">
      <style:page-layout-properties fo:page-width="8.268in" fo:page-height="11.693in" style:print-orientation="portrait" fo:margin-top="0.5in" fo:margin-left="0.9847in" fo:margin-bottom="0.4923in" fo:margin-right="0.5909in" style:num-format="i"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923in"/>
      </style:footer-style>
    </style:page-layout>
    <style:page-layout style:name="PL8">
      <style:page-layout-properties fo:page-width="8.268in" fo:page-height="11.693in" style:print-orientation="portrait" fo:margin-top="0.5in" fo:margin-left="0.9847in" fo:margin-bottom="0.4923in" fo:margin-right="0.5909in" style:num-format="i"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923in"/>
      </style:footer-style>
    </style:page-layout>
    <style:page-layout style:name="PL10">
      <style:page-layout-properties fo:page-width="8.268in" fo:page-height="11.693in" style:print-orientation="portrait" fo:margin-top="0.5in" fo:margin-left="0.9847in" fo:margin-bottom="0.4923in" fo:margin-right="0.5909in" style:num-format="i"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923in"/>
      </style:footer-style>
    </style:page-layout>
    <style:page-layout style:name="PL11">
      <style:page-layout-properties fo:page-width="8.268in" fo:page-height="11.693in" style:print-orientation="portrait" fo:margin-top="0.5in" fo:margin-left="0.9847in" fo:margin-bottom="0.4923in" fo:margin-right="0.5909in" style:num-format="i"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923in"/>
      </style:footer-style>
    </style:page-layout>
    <style:page-layout style:name="PL12">
      <style:page-layout-properties fo:page-width="8.268in" fo:page-height="11.693in" style:print-orientation="portrait" fo:margin-top="1.1812in" fo:margin-left="0.9847in" fo:margin-bottom="0.9847in" fo:margin-right="0.5909in" style:num-format="1" style:writing-mode="lr-tb">
        <style:footnote-sep style:width="0.007in" style:rel-width="33%" style:color="#000000" style:line-style="solid" style:adjustment="left"/>
      </style:page-layout-properties>
      <style:header-style>
        <style:header-footer-properties style:dynamic-spacing="true" fo:min-height="0.1916in"/>
      </style:header-style>
      <style:footer-style>
        <style:header-footer-properties style:dynamic-spacing="true" fo:min-height="0.1916in"/>
      </style:footer-style>
    </style:page-layout>
    <style:page-layout style:name="PL13">
      <style:page-layout-properties fo:page-width="8.268in" fo:page-height="11.693in" style:print-orientation="portrait" fo:margin-top="1.1812in" fo:margin-left="0.9847in" fo:margin-bottom="0.9847in" fo:margin-right="0.5909in" style:num-format="1" style:writing-mode="lr-tb">
        <style:footnote-sep style:width="0.007in" style:rel-width="33%" style:color="#000000" style:line-style="solid" style:adjustment="left"/>
      </style:page-layout-properties>
      <style:header-style>
        <style:header-footer-properties style:dynamic-spacing="true" fo:min-height="0.1916in"/>
      </style:header-style>
      <style:footer-style>
        <style:header-footer-properties style:dynamic-spacing="true" fo:min-height="0.1916in"/>
      </style:footer-style>
    </style:page-layout>
    <style:page-layout style:name="PL14">
      <style:page-layout-properties fo:page-width="8.268in" fo:page-height="11.693in" style:print-orientation="portrait" fo:margin-top="1.1812in" fo:margin-left="0.9847in" fo:margin-bottom="0.9847in" fo:margin-right="0.5909in" style:num-format="1" style:writing-mode="lr-tb">
        <style:footnote-sep style:width="0.007in" style:rel-width="33%" style:color="#000000" style:line-style="solid" style:adjustment="left"/>
      </style:page-layout-properties>
      <style:header-style>
        <style:header-footer-properties style:dynamic-spacing="true" fo:min-height="0.1916in"/>
      </style:header-style>
      <style:footer-style>
        <style:header-footer-properties style:dynamic-spacing="true" fo:min-height="0.1916in"/>
      </style:footer-style>
    </style:page-layout>
    <style:page-layout style:name="PL15">
      <style:page-layout-properties fo:page-width="8.268in" fo:page-height="11.693in" style:print-orientation="portrait" fo:margin-top="1.1812in" fo:margin-left="0.9847in" fo:margin-bottom="0.9847in" fo:margin-right="0.5909in" style:num-format="1" style:writing-mode="lr-tb">
        <style:footnote-sep style:width="0.007in" style:rel-width="33%" style:color="#000000" style:line-style="solid" style:adjustment="left"/>
      </style:page-layout-properties>
      <style:header-style>
        <style:header-footer-properties style:dynamic-spacing="true" fo:min-height="0.1916in"/>
      </style:header-style>
      <style:footer-style>
        <style:header-footer-properties style:dynamic-spacing="true" fo:min-height="0.1916in"/>
      </style:footer-style>
    </style:page-layout>
    <style:page-layout style:name="PL16">
      <style:page-layout-properties fo:page-width="8.268in" fo:page-height="11.693in" style:print-orientation="portrait" fo:margin-top="1.1812in" fo:margin-left="0.9847in" fo:margin-bottom="0.9847in" fo:margin-right="0.5909in" style:num-format="1" style:writing-mode="lr-tb">
        <style:footnote-sep style:width="0.007in" style:rel-width="33%" style:color="#000000" style:line-style="solid" style:adjustment="left"/>
      </style:page-layout-properties>
      <style:header-style>
        <style:header-footer-properties style:dynamic-spacing="true" fo:min-height="0.1916in"/>
      </style:header-style>
      <style:footer-style>
        <style:header-footer-properties style:dynamic-spacing="true" fo:min-height="0.1916in"/>
      </style:footer-style>
    </style:page-layout>
    <style:page-layout style:name="PL17">
      <style:page-layout-properties fo:page-width="8.268in" fo:page-height="11.693in" style:print-orientation="portrait" fo:margin-top="1.1812in" fo:margin-left="0.9847in" fo:margin-bottom="0.9847in" fo:margin-right="0.5909in" style:num-format="1" style:writing-mode="lr-tb">
        <style:footnote-sep style:width="0.007in" style:rel-width="33%" style:color="#000000" style:line-style="solid" style:adjustment="left"/>
      </style:page-layout-properties>
      <style:header-style>
        <style:header-footer-properties style:dynamic-spacing="true" fo:min-height="0.1916in"/>
      </style:header-style>
      <style:footer-style>
        <style:header-footer-properties style:dynamic-spacing="true" fo:min-height="0.1916in"/>
      </style:footer-style>
    </style:page-layout>
    <style:page-layout style:name="PL18">
      <style:page-layout-properties fo:page-width="8.268in" fo:page-height="11.693in" style:print-orientation="portrait" fo:margin-top="1.1812in" fo:margin-left="0.9847in" fo:margin-bottom="0.9847in" fo:margin-right="0.5909in" style:num-format="1" style:writing-mode="lr-tb">
        <style:footnote-sep style:width="0.007in" style:rel-width="33%" style:color="#000000" style:line-style="solid" style:adjustment="left"/>
      </style:page-layout-properties>
      <style:header-style>
        <style:header-footer-properties style:dynamic-spacing="true" fo:min-height="0.1916in"/>
      </style:header-style>
      <style:footer-style>
        <style:header-footer-properties style:dynamic-spacing="true" fo:min-height="0.1916in"/>
      </style:footer-style>
    </style:page-layout>
    <style:page-layout style:name="PL19">
      <style:page-layout-properties fo:page-width="8.268in" fo:page-height="11.693in" style:print-orientation="portrait" fo:margin-top="1.1812in" fo:margin-left="0.9847in" fo:margin-bottom="0.9847in" fo:margin-right="0.5909in" style:num-format="1" style:writing-mode="lr-tb">
        <style:footnote-sep style:width="0.007in" style:rel-width="33%" style:color="#000000" style:line-style="solid" style:adjustment="left"/>
      </style:page-layout-properties>
      <style:header-style>
        <style:header-footer-properties style:dynamic-spacing="true" fo:min-height="0.1916in"/>
      </style:header-style>
      <style:footer-style>
        <style:header-footer-properties style:dynamic-spacing="true" fo:min-height="0.1916in"/>
      </style:footer-style>
    </style:page-layout>
    <style:page-layout style:name="PL20">
      <style:page-layout-properties fo:page-width="8.268in" fo:page-height="11.693in" style:print-orientation="portrait" fo:margin-top="1.1812in" fo:margin-left="0.9847in" fo:margin-bottom="0.9847in" fo:margin-right="0.5909in" style:num-format="1" style:writing-mode="lr-tb">
        <style:footnote-sep style:width="0.007in" style:rel-width="33%" style:color="#000000" style:line-style="solid" style:adjustment="left"/>
      </style:page-layout-properties>
      <style:header-style>
        <style:header-footer-properties style:dynamic-spacing="true" fo:min-height="0.1916in"/>
      </style:header-style>
      <style:footer-style>
        <style:header-footer-properties style:dynamic-spacing="true" fo:min-height="0.1916in"/>
      </style:footer-style>
    </style:page-layout>
    <style:page-layout style:name="PL21">
      <style:page-layout-properties fo:page-width="8.268in" fo:page-height="11.693in" style:print-orientation="portrait" fo:margin-top="1.1812in" fo:margin-left="0.9847in" fo:margin-bottom="0.9847in" fo:margin-right="0.5909in" style:num-format="1" style:writing-mode="lr-tb">
        <style:footnote-sep style:width="0.007in" style:rel-width="33%" style:color="#000000" style:line-style="solid" style:adjustment="left"/>
      </style:page-layout-properties>
      <style:header-style>
        <style:header-footer-properties style:dynamic-spacing="true" fo:min-height="0.1916in"/>
      </style:header-style>
      <style:footer-style>
        <style:header-footer-properties style:dynamic-spacing="true" fo:min-height="0.1916in"/>
      </style:footer-style>
    </style:page-layout>
    <style:page-layout style:name="PL22">
      <style:page-layout-properties fo:page-width="8.268in" fo:page-height="11.693in" style:print-orientation="portrait" fo:margin-top="1.1812in" fo:margin-left="0.9847in" fo:margin-bottom="0.9847in" fo:margin-right="0.5909in" style:num-format="1" style:writing-mode="lr-tb">
        <style:footnote-sep style:width="0.007in" style:rel-width="33%" style:color="#000000" style:line-style="solid" style:adjustment="left"/>
      </style:page-layout-properties>
      <style:header-style>
        <style:header-footer-properties style:dynamic-spacing="true" fo:min-height="0.1916in"/>
      </style:header-style>
      <style:footer-style>
        <style:header-footer-properties style:dynamic-spacing="true" fo:min-height="0.1916in"/>
      </style:footer-style>
    </style:page-layout>
    <style:page-layout style:name="PL23">
      <style:page-layout-properties fo:page-width="8.268in" fo:page-height="11.693in" style:print-orientation="portrait" fo:margin-top="1.1812in" fo:margin-left="0.9847in" fo:margin-bottom="0.9847in" fo:margin-right="0.5909in" style:num-format="1" style:writing-mode="lr-tb">
        <style:footnote-sep style:width="0.007in" style:rel-width="33%" style:color="#000000" style:line-style="solid" style:adjustment="left"/>
      </style:page-layout-properties>
      <style:header-style>
        <style:header-footer-properties style:dynamic-spacing="true" fo:min-height="0.1916in"/>
      </style:header-style>
      <style:footer-style>
        <style:header-footer-properties style:dynamic-spacing="true" fo:min-height="0.1916in"/>
      </style:footer-style>
    </style:page-layout>
  </office:automatic-styles>
  <office:master-styles>
    <style:master-page style:name="MP0" style:page-layout-name="PL0">
      <style:header>
        <text:p text:style-name="Header"/>
      </style:header>
      <style:footer>
        <text:p text:style-name="Footer"/>
      </style:footer>
    </style:master-page>
    <style:master-page style:name="MP1" style:page-layout-name="PL1">
      <style:header>
        <text:p text:style-name="Header"/>
      </style:header>
      <style:footer>
        <text:p text:style-name="Footer"/>
      </style:footer>
    </style:master-page>
    <style:master-page style:name="MP3" style:page-layout-name="PL3">
      <style:header>
        <text:p text:style-name="Standard"/>
      </style:header>
      <style:footer>
        <text:p text:style-name="Footer"/>
      </style:footer>
    </style:master-page>
    <style:master-page style:name="MP4" style:page-layout-name="PL4">
      <style:header>
        <text:p text:style-name="Standard"/>
      </style:header>
      <style:footer>
        <text:p text:style-name="Footer"/>
      </style:footer>
    </style:master-page>
    <style:master-page style:name="MP6" style:page-layout-name="PL6">
      <style:header>
        <text:p text:style-name="Standard"/>
      </style:header>
      <style:footer>
        <text:p text:style-name="Footer"/>
      </style:footer>
    </style:master-page>
    <style:master-page style:name="MP8" style:page-layout-name="PL8">
      <style:header>
        <text:p text:style-name="Standard"/>
      </style:header>
      <style:footer>
        <text:p text:style-name="Footer"/>
      </style:footer>
    </style:master-page>
    <style:master-page style:name="MP10" style:page-layout-name="PL10">
      <style:header>
        <text:p text:style-name="Standard"/>
      </style:header>
      <style:footer>
        <text:p text:style-name="Footer"/>
      </style:footer>
    </style:master-page>
    <style:master-page style:name="MP11" style:page-layout-name="PL11">
      <style:header>
        <text:p text:style-name="Standard"/>
      </style:header>
      <style:footer>
        <text:p text:style-name="Footer"/>
      </style:footer>
    </style:master-page>
    <style:master-page style:name="MP12" style:page-layout-name="PL12">
      <style:header>
        <text:p text:style-name="Header"/>
      </style:header>
      <style:footer>
        <text:p text:style-name="Footer"/>
      </style:footer>
    </style:master-page>
    <style:master-page style:name="MP13" style:page-layout-name="PL13">
      <style:header>
        <text:p text:style-name="Header"/>
      </style:header>
      <style:footer>
        <text:p text:style-name="Footer"/>
      </style:footer>
    </style:master-page>
    <style:master-page style:name="MP14" style:page-layout-name="PL14">
      <style:header>
        <text:p text:style-name="Header"/>
      </style:header>
      <style:footer>
        <text:p text:style-name="Footer"/>
      </style:footer>
    </style:master-page>
    <style:master-page style:name="MP15" style:page-layout-name="PL15">
      <style:header>
        <text:p text:style-name="Header"/>
      </style:header>
      <style:footer>
        <text:p text:style-name="Footer"/>
      </style:footer>
    </style:master-page>
    <style:master-page style:name="MP16" style:page-layout-name="PL16">
      <style:header>
        <text:p text:style-name="Header"/>
      </style:header>
      <style:footer>
        <text:p text:style-name="Footer"/>
      </style:footer>
    </style:master-page>
    <style:master-page style:name="MP17" style:page-layout-name="PL17">
      <style:header>
        <text:p text:style-name="Header"/>
      </style:header>
      <style:footer>
        <text:p text:style-name="Footer"/>
      </style:footer>
    </style:master-page>
    <style:master-page style:name="MP18" style:page-layout-name="PL18">
      <style:header>
        <text:p text:style-name="Header"/>
      </style:header>
      <style:footer>
        <text:p text:style-name="Footer"/>
      </style:footer>
    </style:master-page>
    <style:master-page style:name="MP19" style:page-layout-name="PL19">
      <style:header>
        <text:p text:style-name="Header"/>
      </style:header>
      <style:footer>
        <text:p text:style-name="Footer"/>
      </style:footer>
    </style:master-page>
    <style:master-page style:name="MP20" style:page-layout-name="PL20">
      <style:header>
        <text:p text:style-name="Header"/>
      </style:header>
      <style:footer>
        <text:p text:style-name="Footer"/>
      </style:footer>
    </style:master-page>
    <style:master-page style:name="MP21" style:page-layout-name="PL21">
      <style:header>
        <text:p text:style-name="Header"/>
      </style:header>
      <style:footer>
        <text:p text:style-name="Footer"/>
      </style:footer>
    </style:master-page>
    <style:master-page style:name="MP22" style:page-layout-name="PL22">
      <style:header>
        <text:p text:style-name="Header"/>
      </style:header>
      <style:footer>
        <text:p text:style-name="Footer"/>
      </style:footer>
    </style:master-page>
    <style:master-page style:name="MP23" style:page-layout-name="PL2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Modelo de TCC para o Curso de Ciência da Computação da UNIVALI</dc:title>
    <meta:initial-creator>Cesar Albenes Zeferino</meta:initial-creator>
    <dc:creator>ercilio.nascimento</dc:creator>
    <meta:creation-date>2005-08-30T11:44:00Z</meta:creation-date>
    <dc:date>2013-04-29T21:52:00Z</dc:date>
    <meta:print-date>2005-08-27T11:46:00Z</meta:print-date>
    <meta:template xlink:href="Normal.dotm" xlink:type="simple"/>
    <meta:editing-cycles>4</meta:editing-cycles>
    <meta:editing-duration>PT4440S</meta:editing-duration>
    <meta:user-defined meta:name="Info 1"/>
    <meta:user-defined meta:name="Info 2"/>
    <meta:user-defined meta:name="Info 3"/>
    <meta:user-defined meta:name="Info 4"/>
    <meta:document-statistic meta:page-count="23" meta:paragraph-count="22" meta:word-count="1733" meta:character-count="11074" meta:row-count="78" meta:non-whitespace-character-count="9363"/>
  </office:meta>
</office:document-meta>
</file>